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orphans="0" fo:text-indent="0in" style:auto-text-indent="false"/>
    </style:style>
    <style:style style:name="P3" style:family="paragraph" style:parent-style-name="Text_20_body" style:list-style-name="L1">
      <style:paragraph-properties fo:margin-top="0in" fo:margin-bottom="0in" style:contextual-spacing="false" fo:orphans="0"/>
    </style:style>
    <style:style style:name="P4" style:family="paragraph" style:parent-style-name="Text_20_body" style:list-style-name="L1">
      <style:paragraph-properties fo:orphans="0"/>
    </style:style>
    <style:style style:name="P5" style:family="paragraph" style:parent-style-name="Text_20_body">
      <style:paragraph-properties fo:orphans="0"/>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text-indent="0in" style:auto-text-indent="false" fo:background-color="transparent" fo:padding="0in" fo:border="non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fo:orphans="0"/>
    </style:style>
    <style:style style:name="P20" style:family="paragraph" style:parent-style-name="Text_20_body" style:list-style-name="L8">
      <style:paragraph-properties fo:orphans="0"/>
    </style:style>
    <style:style style:name="P21" style:family="paragraph" style:parent-style-name="Text_20_body" style:list-style-name="L9">
      <style:paragraph-properties fo:margin-top="0in" fo:margin-bottom="0in" style:contextual-spacing="false" fo:orphans="0"/>
    </style:style>
    <style:style style:name="P22" style:family="paragraph" style:parent-style-name="Text_20_body" style:list-style-name="L9">
      <style:paragraph-properties fo:orphans="0"/>
    </style:style>
    <style:style style:name="P23" style:family="paragraph" style:parent-style-name="Text_20_body" style:list-style-name="L10">
      <style:paragraph-properties fo:margin-top="0in" fo:margin-bottom="0in" style:contextual-spacing="false" fo:orphans="0"/>
    </style:style>
    <style:style style:name="P24" style:family="paragraph" style:parent-style-name="Text_20_body" style:list-style-name="L10">
      <style:paragraph-properties fo:orphans="0"/>
    </style:style>
    <style:style style:name="P25" style:family="paragraph" style:parent-style-name="Text_20_body" style:list-style-name="L11">
      <style:paragraph-properties fo:margin-top="0in" fo:margin-bottom="0in" style:contextual-spacing="false" fo:orphans="0"/>
    </style:style>
    <style:style style:name="P26" style:family="paragraph" style:parent-style-name="Text_20_body" style:list-style-name="L11">
      <style:paragraph-properties fo:orphans="0"/>
    </style:style>
    <style:style style:name="P27" style:family="paragraph" style:parent-style-name="Text_20_body" style:list-style-name="L12">
      <style:paragraph-properties fo:margin-top="0in" fo:margin-bottom="0in" style:contextual-spacing="false" fo:orphans="0"/>
    </style:style>
    <style:style style:name="P28" style:family="paragraph" style:parent-style-name="Text_20_body" style:list-style-name="L12">
      <style:paragraph-properties fo:orphans="0"/>
    </style:style>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8"/>
    <style:style style:name="P41" style:family="paragraph" style:parent-style-name="Preformatted_20_Text">
      <loext:graphic-properties draw:fill="none" draw:fill-color="#ffffff"/>
      <style:paragraph-properties fo:margin-left="0in" fo:margin-right="0in" fo:line-height="150%" fo:text-align="start" style:justify-single-word="false" fo:text-indent="0in" style:auto-text-indent="false" fo:background-color="transparent" fo:padding="0in" fo:border="none"/>
    </style:style>
    <style:style style:name="P42" style:family="paragraph" style:parent-style-name="Preformatted_20_Text">
      <loext:graphic-properties draw:fill="none" draw:fill-color="#ffffff"/>
      <style:paragraph-properties fo:margin-left="0in" fo:margin-right="0in" fo:line-height="150%" fo:text-align="start" style:justify-single-word="false" fo:background-color="transparent" fo:padding="0in" fo:border="none"/>
    </style:style>
    <style:style style:name="P43"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background-color="transparent" fo:padding="0in" fo:border="none"/>
    </style:style>
    <style:style style:name="P44" style:family="paragraph" style:parent-style-name="Text_20_body">
      <style:paragraph-properties fo:margin-left="0in" fo:margin-right="0in" fo:orphans="1" fo:text-indent="0in" style:auto-text-indent="false"/>
    </style:style>
    <style:style style:name="P45" style:family="paragraph" style:parent-style-name="Text_20_body" style:list-style-name="L19">
      <style:paragraph-properties fo:margin-top="0in" fo:margin-bottom="0in" style:contextual-spacing="false"/>
    </style:style>
    <style:style style:name="P46" style:family="paragraph" style:parent-style-name="Text_20_body" style:list-style-name="L19"/>
    <style:style style:name="P47" style:family="paragraph" style:parent-style-name="Text_20_body" style:list-style-name="L20">
      <style:paragraph-properties fo:margin-top="0in" fo:margin-bottom="0in" style:contextual-spacing="false"/>
    </style:style>
    <style:style style:name="P48" style:family="paragraph" style:parent-style-name="Text_20_body" style:list-style-name="L20"/>
    <style:style style:name="P49" style:family="paragraph" style:parent-style-name="Text_20_body" style:list-style-name="L21">
      <style:paragraph-properties fo:margin-top="0in" fo:margin-bottom="0in" style:contextual-spacing="false"/>
    </style:style>
    <style:style style:name="P50" style:family="paragraph" style:parent-style-name="Text_20_body" style:list-style-name="L21"/>
    <style:style style:name="P51" style:family="paragraph" style:parent-style-name="Text_20_body" style:list-style-name="L22">
      <style:paragraph-properties fo:margin-top="0in" fo:margin-bottom="0in" style:contextual-spacing="false"/>
    </style:style>
    <style:style style:name="P52" style:family="paragraph" style:parent-style-name="Text_20_body" style:list-style-name="L22"/>
    <style:style style:name="P53" style:family="paragraph" style:parent-style-name="Text_20_body" style:list-style-name="L23">
      <style:paragraph-properties fo:margin-top="0in" fo:margin-bottom="0in" style:contextual-spacing="false"/>
    </style:style>
    <style:style style:name="P54" style:family="paragraph" style:parent-style-name="Text_20_body" style:list-style-name="L23"/>
    <style:style style:name="P55" style:family="paragraph" style:parent-style-name="Text_20_body">
      <style:paragraph-properties fo:orphans="1"/>
    </style:style>
    <style:style style:name="P56" style:family="paragraph" style:parent-style-name="Heading_20_2">
      <style:paragraph-properties fo:orphans="1"/>
    </style:style>
    <style:style style:name="P57" style:family="paragraph" style:parent-style-name="Text_20_body" style:list-style-name="L24">
      <style:paragraph-properties fo:margin-top="0in" fo:margin-bottom="0in" style:contextual-spacing="false" fo:orphans="1"/>
    </style:style>
    <style:style style:name="P58" style:family="paragraph" style:parent-style-name="Text_20_body" style:list-style-name="L24">
      <style:paragraph-properties fo:orphans="1"/>
    </style:style>
    <style:style style:name="P59" style:family="paragraph" style:parent-style-name="Text_20_body" style:list-style-name="L25">
      <style:paragraph-properties fo:margin-top="0in" fo:margin-bottom="0in" style:contextual-spacing="false"/>
    </style:style>
    <style:style style:name="P60" style:family="paragraph" style:parent-style-name="Text_20_body" style:list-style-name="L25"/>
    <style:style style:name="P61" style:family="paragraph" style:parent-style-name="Text_20_body" style:list-style-name="L26">
      <style:paragraph-properties fo:margin-top="0in" fo:margin-bottom="0in" style:contextual-spacing="false"/>
    </style:style>
    <style:style style:name="P62" style:family="paragraph" style:parent-style-name="Text_20_body" style:list-style-name="L26"/>
    <style:style style:name="P63" style:family="paragraph" style:parent-style-name="Text_20_body" style:list-style-name="L27">
      <style:paragraph-properties fo:margin-top="0in" fo:margin-bottom="0in" style:contextual-spacing="false"/>
    </style:style>
    <style:style style:name="P64" style:family="paragraph" style:parent-style-name="Text_20_body" style:list-style-name="L27"/>
    <style:style style:name="P65" style:family="paragraph" style:parent-style-name="Text_20_body" style:list-style-name="L28">
      <style:paragraph-properties fo:margin-top="0in" fo:margin-bottom="0in" style:contextual-spacing="false" fo:orphans="1"/>
    </style:style>
    <style:style style:name="P66" style:family="paragraph" style:parent-style-name="Text_20_body" style:list-style-name="L28">
      <style:paragraph-properties fo:orphans="1"/>
    </style:style>
    <style:style style:name="P67" style:family="paragraph" style:parent-style-name="Text_20_body" style:list-style-name="L29">
      <style:paragraph-properties fo:margin-top="0in" fo:margin-bottom="0in" style:contextual-spacing="false"/>
    </style:style>
    <style:style style:name="P68" style:family="paragraph" style:parent-style-name="Text_20_body" style:list-style-name="L29"/>
    <style:style style:name="P69" style:family="paragraph" style:parent-style-name="Text_20_body" style:list-style-name="L30">
      <style:paragraph-properties fo:margin-top="0in" fo:margin-bottom="0in" style:contextual-spacing="false"/>
    </style:style>
    <style:style style:name="P70" style:family="paragraph" style:parent-style-name="Text_20_body" style:list-style-name="L30"/>
    <style:style style:name="P71" style:family="paragraph" style:parent-style-name="Heading_20_3">
      <style:paragraph-properties fo:orphans="1"/>
    </style:style>
    <style:style style:name="P72" style:family="paragraph" style:parent-style-name="Text_20_body" style:list-style-name="L31">
      <style:paragraph-properties fo:margin-top="0in" fo:margin-bottom="0in" style:contextual-spacing="false"/>
    </style:style>
    <style:style style:name="P73" style:family="paragraph" style:parent-style-name="Text_20_body" style:list-style-name="L31"/>
    <style:style style:name="P74" style:family="paragraph" style:parent-style-name="Text_20_body" style:list-style-name="L32">
      <style:paragraph-properties fo:margin-top="0in" fo:margin-bottom="0in" style:contextual-spacing="false"/>
    </style:style>
    <style:style style:name="P75" style:family="paragraph" style:parent-style-name="Text_20_body" style:list-style-name="L32"/>
    <style:style style:name="P76" style:family="paragraph" style:parent-style-name="Text_20_body" style:list-style-name="L33">
      <style:paragraph-properties fo:margin-top="0in" fo:margin-bottom="0in" style:contextual-spacing="false"/>
    </style:style>
    <style:style style:name="P77" style:family="paragraph" style:parent-style-name="Text_20_body" style:list-style-name="L33"/>
    <style:style style:name="P78" style:family="paragraph" style:parent-style-name="Text_20_body" style:list-style-name="L34">
      <style:paragraph-properties fo:margin-top="0in" fo:margin-bottom="0in" style:contextual-spacing="false"/>
    </style:style>
    <style:style style:name="P79" style:family="paragraph" style:parent-style-name="Text_20_body" style:list-style-name="L34"/>
    <style:style style:name="P80" style:family="paragraph" style:parent-style-name="Text_20_body" style:list-style-name="L35">
      <style:paragraph-properties fo:margin-top="0in" fo:margin-bottom="0in" style:contextual-spacing="false"/>
    </style:style>
    <style:style style:name="P81" style:family="paragraph" style:parent-style-name="Text_20_body" style:list-style-name="L35"/>
    <style:style style:name="P82" style:family="paragraph" style:parent-style-name="Text_20_body" style:list-style-name="L36">
      <style:paragraph-properties fo:margin-top="0in" fo:margin-bottom="0in" style:contextual-spacing="false"/>
    </style:style>
    <style:style style:name="P83" style:family="paragraph" style:parent-style-name="Text_20_body" style:list-style-name="L36"/>
    <style:style style:name="P84" style:family="paragraph" style:parent-style-name="Text_20_body" style:list-style-name="L37">
      <style:paragraph-properties fo:margin-top="0in" fo:margin-bottom="0in" style:contextual-spacing="false"/>
    </style:style>
    <style:style style:name="P85" style:family="paragraph" style:parent-style-name="Text_20_body" style:list-style-name="L37"/>
    <style:style style:name="P86" style:family="paragraph" style:parent-style-name="Text_20_body" style:list-style-name="L38">
      <style:paragraph-properties fo:margin-top="0in" fo:margin-bottom="0in" style:contextual-spacing="false" fo:orphans="1"/>
    </style:style>
    <style:style style:name="P87" style:family="paragraph" style:parent-style-name="Text_20_body" style:list-style-name="L38">
      <style:paragraph-properties fo:orphans="1"/>
    </style:style>
    <style:style style:name="P88" style:family="paragraph" style:parent-style-name="Text_20_body" style:list-style-name="L39">
      <style:paragraph-properties fo:margin-top="0in" fo:margin-bottom="0in" style:contextual-spacing="false" fo:orphans="1"/>
    </style:style>
    <style:style style:name="P89" style:family="paragraph" style:parent-style-name="Text_20_body" style:list-style-name="L39">
      <style:paragraph-properties fo:orphans="1"/>
    </style:style>
    <style:style style:name="P90" style:family="paragraph" style:parent-style-name="Text_20_body" style:list-style-name="L40">
      <style:paragraph-properties fo:margin-top="0in" fo:margin-bottom="0in" style:contextual-spacing="false"/>
    </style:style>
    <style:style style:name="P91" style:family="paragraph" style:parent-style-name="Text_20_body" style:list-style-name="L40"/>
    <style:style style:name="P92" style:family="paragraph" style:parent-style-name="Text_20_body" style:list-style-name="L41">
      <style:paragraph-properties fo:margin-top="0in" fo:margin-bottom="0in" style:contextual-spacing="false"/>
    </style:style>
    <style:style style:name="P93" style:family="paragraph" style:parent-style-name="Text_20_body" style:list-style-name="L41"/>
    <style:style style:name="P94" style:family="paragraph" style:parent-style-name="Text_20_body" style:list-style-name="L42">
      <style:paragraph-properties fo:margin-top="0in" fo:margin-bottom="0in" style:contextual-spacing="false"/>
    </style:style>
    <style:style style:name="P95" style:family="paragraph" style:parent-style-name="Text_20_body" style:list-style-name="L42"/>
    <style:style style:name="P96" style:family="paragraph" style:parent-style-name="Text_20_body" style:list-style-name="L43">
      <style:paragraph-properties fo:margin-top="0in" fo:margin-bottom="0in" style:contextual-spacing="false"/>
    </style:style>
    <style:style style:name="P97" style:family="paragraph" style:parent-style-name="Text_20_body" style:list-style-name="L43"/>
    <style:style style:name="P98" style:family="paragraph" style:parent-style-name="Text_20_body" style:list-style-name="L44">
      <style:paragraph-properties fo:margin-top="0in" fo:margin-bottom="0in" style:contextual-spacing="false"/>
    </style:style>
    <style:style style:name="P99" style:family="paragraph" style:parent-style-name="Text_20_body" style:list-style-name="L44"/>
    <style:style style:name="P100" style:family="paragraph" style:parent-style-name="Text_20_body" style:list-style-name="L45">
      <style:paragraph-properties fo:margin-top="0in" fo:margin-bottom="0in" style:contextual-spacing="false"/>
    </style:style>
    <style:style style:name="P101" style:family="paragraph" style:parent-style-name="Text_20_body" style:list-style-name="L45"/>
    <style:style style:name="P102" style:family="paragraph" style:parent-style-name="Text_20_body" style:list-style-name="L46">
      <style:paragraph-properties fo:margin-top="0in" fo:margin-bottom="0in" style:contextual-spacing="false"/>
    </style:style>
    <style:style style:name="P103" style:family="paragraph" style:parent-style-name="Text_20_body" style:list-style-name="L46"/>
    <style:style style:name="P104" style:family="paragraph" style:parent-style-name="Text_20_body" style:list-style-name="L47">
      <style:paragraph-properties fo:margin-top="0in" fo:margin-bottom="0in" style:contextual-spacing="false"/>
    </style:style>
    <style:style style:name="P105" style:family="paragraph" style:parent-style-name="Text_20_body" style:list-style-name="L47"/>
    <style:style style:name="P106" style:family="paragraph" style:parent-style-name="Text_20_body" style:list-style-name="L48">
      <style:paragraph-properties fo:margin-top="0in" fo:margin-bottom="0in" style:contextual-spacing="false"/>
    </style:style>
    <style:style style:name="P107" style:family="paragraph" style:parent-style-name="Text_20_body" style:list-style-name="L48"/>
    <style:style style:name="P108" style:family="paragraph" style:parent-style-name="Text_20_body" style:list-style-name="L49">
      <style:paragraph-properties fo:margin-top="0in" fo:margin-bottom="0in" style:contextual-spacing="false"/>
    </style:style>
    <style:style style:name="P109" style:family="paragraph" style:parent-style-name="Text_20_body" style:list-style-name="L49"/>
    <style:style style:name="P110" style:family="paragraph" style:parent-style-name="Text_20_body" style:list-style-name="L50">
      <style:paragraph-properties fo:margin-top="0in" fo:margin-bottom="0in" style:contextual-spacing="false"/>
    </style:style>
    <style:style style:name="P111" style:family="paragraph" style:parent-style-name="Text_20_body" style:list-style-name="L50"/>
    <style:style style:name="P112" style:family="paragraph" style:parent-style-name="Text_20_body" style:list-style-name="L51"/>
    <style:style style:name="P113" style:family="paragraph" style:parent-style-name="Text_20_body" style:list-style-name="L52"/>
    <style:style style:name="P114" style:family="paragraph" style:parent-style-name="Preformatted_20_Text" style:list-style-name="L52">
      <loext:graphic-properties draw:fill="none" draw:fill-color="#ffffff"/>
      <style:paragraph-properties fo:margin-left="0in" fo:margin-right="0in" fo:line-height="150%" fo:text-align="start" style:justify-single-word="false" fo:text-indent="0in" style:auto-text-indent="false" fo:background-color="transparent" fo:padding="0in" fo:border="none"/>
    </style:style>
    <style:style style:name="P115" style:family="paragraph" style:parent-style-name="Preformatted_20_Text" style:list-style-name="L52">
      <loext:graphic-properties draw:fill="none" draw:fill-color="#ffffff"/>
      <style:paragraph-properties fo:margin-left="0in" fo:margin-right="0in" fo:line-height="150%" fo:text-align="start" style:justify-single-word="false" fo:background-color="transparent" fo:padding="0in" fo:border="none"/>
    </style:style>
    <style:style style:name="P116" style:family="paragraph" style:parent-style-name="Preformatted_20_Text" style:list-style-name="L52">
      <loext:graphic-properties draw:fill="none" draw:fill-color="#ffffff"/>
      <style:paragraph-properties fo:margin-left="0in" fo:margin-right="0in" fo:margin-top="0in" fo:margin-bottom="0.1965in" style:contextual-spacing="false" fo:line-height="150%" fo:text-align="start" style:justify-single-word="false" fo:background-color="transparent" fo:padding="0in" fo:border="none"/>
    </style:style>
    <style:style style:name="P117" style:family="paragraph" style:parent-style-name="Text_20_body" style:list-style-name="L53">
      <style:paragraph-properties fo:margin-top="0in" fo:margin-bottom="0in" style:contextual-spacing="false"/>
    </style:style>
    <style:style style:name="P118" style:family="paragraph" style:parent-style-name="Text_20_body" style:list-style-name="L53"/>
    <style:style style:name="P119" style:family="paragraph" style:parent-style-name="Text_20_body" style:list-style-name="L54">
      <style:paragraph-properties fo:margin-top="0in" fo:margin-bottom="0in" style:contextual-spacing="false"/>
    </style:style>
    <style:style style:name="P120" style:family="paragraph" style:parent-style-name="Text_20_body" style:list-style-name="L54"/>
    <style:style style:name="P121" style:family="paragraph" style:parent-style-name="Text_20_body" style:list-style-name="L55">
      <style:paragraph-properties fo:margin-top="0in" fo:margin-bottom="0in" style:contextual-spacing="false" fo:orphans="1"/>
    </style:style>
    <style:style style:name="P122" style:family="paragraph" style:parent-style-name="Text_20_body" style:list-style-name="L55">
      <style:paragraph-properties fo:orphans="1"/>
    </style:style>
    <style:style style:name="P123" style:family="paragraph" style:parent-style-name="Text_20_body" style:list-style-name="L56">
      <style:paragraph-properties fo:margin-top="0in" fo:margin-bottom="0in" style:contextual-spacing="false" fo:orphans="1"/>
    </style:style>
    <style:style style:name="P124" style:family="paragraph" style:parent-style-name="Text_20_body" style:list-style-name="L56">
      <style:paragraph-properties fo:orphans="1"/>
    </style:style>
    <style:style style:name="P125"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fo:color="#abb2bf" loext:opacity="100%" fo:font-family="'var font-mono'" fo:background-color="transparent" loext:char-shading-value="0"/>
    </style:style>
    <style:style style:name="T2" style:family="text">
      <style:text-properties fo:color="#abb2bf" loext:opacity="100%" fo:background-color="transparent" loext:char-shading-value="0"/>
    </style:style>
    <style:style style:name="fr1"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ct2" text:anchor-type="page" text:anchor-page-number="1" svg:x="0in" svg:y="0in" svg:width="0.0161in" svg:height="0.0161in" draw:z-index="1">
        <draw:floating-frame/>
      </draw:frame>
      <text:p text:style-name="Text_20_body"/>
      <text:p text:style-name="P1">could you verify the synyax and error check this file please?</text:p>
      <text:p text:style-name="P2">The user is asking me to verify the syntax and error check a bash script for setting up partitions, LUKS encryption, LVM, and Btrfs filesystems. Let me go through this script systematically and identify issues:</text:p>
      <text:list text:style-name="L1">
        <text:list-item>
          <text:p text:style-name="P3">First, let me understand what the script is trying to do: </text:p>
          <text:list>
            <text:list-item>
              <text:p text:style-name="P3">Create partitions on a disk </text:p>
            </text:list-item>
            <text:list-item>
              <text:p text:style-name="P3">Format some with different filesystems </text:p>
            </text:list-item>
            <text:list-item>
              <text:p text:style-name="P3">Set up LUKS encryption </text:p>
            </text:list-item>
            <text:list-item>
              <text:p text:style-name="P3">Create LVM physical volume, volume group, and logical volumes </text:p>
            </text:list-item>
            <text:list-item>
              <text:p text:style-name="P3">Format logical volumes with Btrfs </text:p>
            </text:list-item>
            <text:list-item>
              <text:p text:style-name="P3">Mount filesystems and create subvolumes </text:p>
            </text:list-item>
          </text:list>
        </text:list-item>
        <text:list-item>
          <text:p text:style-name="P3">Looking at the partition creation section: </text:p>
          <text:list>
            <text:list-item>
              <text:p text:style-name="P3">The script creates 10 partitions using parted </text:p>
            </text:list-item>
            <text:list-item>
              <text:p text:style-name="P3">There's a comment asking if one line is correct </text:p>
            </text:list-item>
            <text:list-item>
              <text:p text:style-name="P3">The partition sizes are calculated using arithmetic </text:p>
            </text:list-item>
          </text:list>
        </text:list-item>
        <text:list-item>
          <text:p text:style-name="P4">Issues I can identify: a) <text:span text:style-name="Strong_20_Emphasis">Major conceptual issue</text:span>: The script creates regular partitions AND then tries to use LUKS/LVM, but it's applying LUKS to the entire disk, not to a specific partition. This is problematic. b) <text:span text:style-name="Strong_20_Emphasis">Partition limit issue</text:span>: The script tries to create 10 primary partitions, but MBR only supports 4 primary partitions. This will fail unless using GPT. c) <text:span text:style-name="Strong_20_Emphasis">LUKS setup issue</text:span>: The script does <text:span text:style-name="Source_20_Text">cryptsetup luksFormat ${DISK}</text:span> which would try to encrypt the entire disk, overwriting the partition table that was just created. d) <text:span text:style-name="Strong_20_Emphasis">Filesystem formatting issue</text:span>: The script formats partitions with specific filesystems, then later tries to use LVM on the encrypted disk, which would conflict. e) <text:span text:style-name="Strong_20_Emphasis">Arithmetic issues</text:span>: The parted commands use bash arithmetic, but the syntax might not work as expected in all cases. f) <text:span text:style-name="Strong_20_Emphasis">Missing error handling</text:span>: No error checking throughout. g) <text:span text:style-name="Strong_20_Emphasis">Btrfs subvolume creation issue</text:span>: The script creates subvolumes in mounted filesystems, then tries to unmount and remount them with subvolume options, but the syntax for subvolume mounting is incorrect. h) The script's directory creation approach reveals potential path conflicts and inconsistent mounting strategies. Some directories might overlap or create nested mount points that could cause unexpected system behavior. </text:p>
        </text:list-item>
      </text:list>
      <text:p text:style-name="P5">I'm noticing the script demonstrates a fundamental misunderstanding of disk partitioning, encryption, and filesystem management. The approach lacks a clear, coherent strategy for implementing the desired system configuration.</text:p>
      <text:p text:style-name="Text_20_body">I'll analyze this script and identify the syntax errors and logical issues. There are several significant problems:</text:p>
      <text:p text:style-name="P2">I've created a corrected version of the script. Let me now provide a detailed explanation of the issues found in the original script and what I fixed.</text:p>
      <text:h text:style-name="Heading_20_2" text:outline-level="2"><text:soft-page-break/>Major Issues Found in the Original Script:</text:h>
      <text:h text:style-name="Heading_20_3" text:outline-level="3">1. <text:span text:style-name="Strong_20_Emphasis">Fundamental Architecture Problem</text:span></text:h>
      <text:p text:style-name="Text_20_body">The original script tries to do both regular partitioning AND LVM with LUKS, which is contradictory:</text:p>
      <text:list text:style-name="L2">
        <text:list-item>
          <text:p text:style-name="P6">It creates 10 separate partitions </text:p>
        </text:list-item>
        <text:list-item>
          <text:p text:style-name="P6">Then tries to encrypt the entire disk (overwriting the partition table) </text:p>
        </text:list-item>
        <text:list-item>
          <text:p text:style-name="P7">Then tries to use LVM on the encrypted disk </text:p>
        </text:list-item>
      </text:list>
      <text:h text:style-name="Heading_20_3" text:outline-level="3">2. <text:span text:style-name="Strong_20_Emphasis">Partition Table Limitations</text:span></text:h>
      <text:list text:style-name="L3">
        <text:list-item>
          <text:p text:style-name="P8">Creates 10 primary partitions, but MBR only supports 4 primary partitions </text:p>
        </text:list-item>
        <text:list-item>
          <text:p text:style-name="P9">No partition table type specified </text:p>
        </text:list-item>
      </text:list>
      <text:h text:style-name="Heading_20_3" text:outline-level="3">3. <text:span text:style-name="Strong_20_Emphasis">LUKS Encryption Issue</text:span></text:h>
      <text:p text:style-name="Text_20_body">bash</text:p>
      <text:p text:style-name="P10"><text:span text:style-name="Source_20_Text"><text:span text:style-name="T1">cryptsetup luksFormat ${DISK} <text:s/># This encrypts the ENTIRE disk, destroying partitions</text:span></text:span></text:p>
      <text:h text:style-name="Heading_20_3" text:outline-level="3">4. <text:span text:style-name="Strong_20_Emphasis">Syntax and Logic Errors</text:span></text:h>
      <text:list text:style-name="L4">
        <text:list-item>
          <text:p text:style-name="P11"><text:span text:style-name="Strong_20_Emphasis">Line with </text:span><text:span text:style-name="Strong_20_Emphasis"><text:span text:style-name="Source_20_Text">100%FREE</text:span></text:span>: The syntax should be <text:span text:style-name="Source_20_Text">100%</text:span> not <text:span text:style-name="Source_20_Text">100%FREE</text:span> for parted </text:p>
        </text:list-item>
        <text:list-item>
          <text:p text:style-name="P11"><text:span text:style-name="Strong_20_Emphasis">LVM allocation</text:span>: <text:span text:style-name="Source_20_Text">lvcreate -L 100%FREE</text:span> should be <text:span text:style-name="Source_20_Text">lvcreate -l 100%FREE</text:span> (lowercase 'l' for extents) </text:p>
        </text:list-item>
        <text:list-item>
          <text:p text:style-name="P11"><text:span text:style-name="Strong_20_Emphasis">Missing quotes</text:span>: Variables should be quoted to prevent word splitting </text:p>
        </text:list-item>
        <text:list-item>
          <text:p text:style-name="P12"><text:span text:style-name="Strong_20_Emphasis">Btrfs subvolume mounting</text:span>: The subvolume syntax is incorrect </text:p>
        </text:list-item>
      </text:list>
      <text:h text:style-name="Heading_20_3" text:outline-level="3">5. <text:span text:style-name="Strong_20_Emphasis">Conflicting Filesystem Operations</text:span></text:h>
      <text:list text:style-name="L5">
        <text:list-item>
          <text:p text:style-name="P13">Formats partitions with btrfs, then later tries to use them as LVM physical volumes </text:p>
        </text:list-item>
        <text:list-item>
          <text:p text:style-name="P14">Creates separate logical volumes for directories that should be subvolumes </text:p>
        </text:list-item>
      </text:list>
      <text:h text:style-name="Heading_20_3" text:outline-level="3">6. <text:span text:style-name="Strong_20_Emphasis">Missing Error Handling</text:span></text:h>
      <text:list text:style-name="L6">
        <text:list-item>
          <text:p text:style-name="P15">No error checking or validation </text:p>
        </text:list-item>
        <text:list-item>
          <text:p text:style-name="P16">No confirmation prompts for destructive operations </text:p>
        </text:list-item>
      </text:list>
      <text:h text:style-name="Heading_20_2" text:outline-level="2">Key Fixes in the Corrected Version:</text:h>
      <text:list text:style-name="L7">
        <text:list-item>
          <text:p text:style-name="P17"><text:span text:style-name="Strong_20_Emphasis">Simplified Architecture</text:span>: Uses 3 partitions (EFI, boot, encrypted LVM) </text:p>
        </text:list-item>
        <text:list-item>
          <text:p text:style-name="P17"><text:span text:style-name="Strong_20_Emphasis">Proper GPT Usage</text:span>: Explicitly creates GPT partition table </text:p>
        </text:list-item>
        <text:list-item>
          <text:p text:style-name="P17"><text:span text:style-name="Strong_20_Emphasis">Correct LUKS Setup</text:span>: Encrypts only the LVM partition, not the whole disk </text:p>
        </text:list-item>
        <text:list-item>
          <text:p text:style-name="P17"><text:span text:style-name="Strong_20_Emphasis">Error Handling</text:span>: Added <text:span text:style-name="Source_20_Text">set -e</text:span> and validation checks </text:p>
        </text:list-item>
        <text:list-item>
          <text:p text:style-name="P17"><text:span text:style-name="Strong_20_Emphasis">Proper Quoting</text:span>: All variables properly quoted </text:p>
        </text:list-item>
        <text:list-item>
          <text:p text:style-name="P17"><text:span text:style-name="Strong_20_Emphasis">Confirmation Prompt</text:span>: Asks before destroying data </text:p>
        </text:list-item>
        <text:list-item>
          <text:p text:style-name="P18"><text:soft-page-break/><text:span text:style-name="Strong_20_Emphasis">Clear Documentation</text:span>: Explains next steps for OS installation </text:p>
        </text:list-item>
      </text:list>
      <text:p text:style-name="Text_20_body">The corrected script follows a more standard approach for encrypted LVM setups and should work reliably for system installation.</text:p>
      <text:p text:style-name="P1">there is an existing partition that cant be deleted, the drive is gpt</text:p>
      <text:p text:style-name="P2">The user is saying there's an existing partition that can't be deleted, and the drive is GPT. This is a common issue when dealing with system drives that may have:</text:p>
      <text:list text:style-name="L8">
        <text:list-item>
          <text:p text:style-name="P19">EFI system partitions that are protected </text:p>
        </text:list-item>
        <text:list-item>
          <text:p text:style-name="P19">Microsoft Reserved Partitions (MSR) </text:p>
        </text:list-item>
        <text:list-item>
          <text:p text:style-name="P19">Recovery partitions </text:p>
        </text:list-item>
        <text:list-item>
          <text:p text:style-name="P19">Partitions that are currently mounted or in use </text:p>
        </text:list-item>
        <text:list-item>
          <text:p text:style-name="P20">Partitions with certain flags that make them "protected" </text:p>
        </text:list-item>
      </text:list>
      <text:p text:style-name="P5">I need to modify the script to handle this scenario. The script should:</text:p>
      <text:list text:style-name="L9">
        <text:list-item>
          <text:p text:style-name="P21">Check what partitions exist first </text:p>
        </text:list-item>
        <text:list-item>
          <text:p text:style-name="P21">Handle the case where some partitions can't be deleted </text:p>
        </text:list-item>
        <text:list-item>
          <text:p text:style-name="P21">Work around existing partitions </text:p>
        </text:list-item>
        <text:list-item>
          <text:p text:style-name="P21">Possibly use sgdisk or other tools to force deletion if needed </text:p>
        </text:list-item>
        <text:list-item>
          <text:p text:style-name="P22">Provide options for the user to handle this situation </text:p>
        </text:list-item>
      </text:list>
      <text:p text:style-name="P5">Let me update the script to be more robust in handling existing partitions.</text:p>
      <text:p text:style-name="Text_20_body">I'll update the script to handle existing partitions that can't be deleted on a GPT disk. This is common with EFI system partitions, recovery partitions, or mounted partitions.</text:p>
      <text:p text:style-name="P2">I've updated the script to handle existing partitions that can't be deleted. The key improvements include:</text:p>
      <text:list text:style-name="L10">
        <text:list-item>
          <text:p text:style-name="P23"><text:span text:style-name="Strong_20_Emphasis">Diagnostic functions</text:span>: Shows current partition table and mounted partitions </text:p>
        </text:list-item>
        <text:list-item>
          <text:p text:style-name="P23"><text:span text:style-name="Strong_20_Emphasis">Unmounting attempts</text:span>: Tries to unmount all partitions first </text:p>
        </text:list-item>
        <text:list-item>
          <text:p text:style-name="P23"><text:span text:style-name="Strong_20_Emphasis">Multiple deletion methods</text:span>: </text:p>
          <text:list>
            <text:list-item>
              <text:p text:style-name="P23">First tries <text:span text:style-name="Source_20_Text">parted rm</text:span> </text:p>
            </text:list-item>
            <text:list-item>
              <text:p text:style-name="P23">Falls back to <text:span text:style-name="Source_20_Text">sgdisk -d</text:span> if available </text:p>
            </text:list-item>
            <text:list-item>
              <text:p text:style-name="P23">Offers "nuclear option" to completely wipe partition table with <text:span text:style-name="Source_20_Text">dd</text:span> and <text:span text:style-name="Source_20_Text">sgdisk -Z</text:span> </text:p>
            </text:list-item>
          </text:list>
        </text:list-item>
        <text:list-item>
          <text:p text:style-name="P23"><text:span text:style-name="Strong_20_Emphasis">LUKS cleanup</text:span>: Closes any existing encrypted volumes </text:p>
        </text:list-item>
        <text:list-item>
          <text:p text:style-name="P23"><text:span text:style-name="Strong_20_Emphasis">Swap handling</text:span>: Disables swap partitions </text:p>
        </text:list-item>
        <text:list-item>
          <text:p text:style-name="P23"><text:span text:style-name="Strong_20_Emphasis">Better error handling</text:span>: Checks for free space before proceeding </text:p>
        </text:list-item>
        <text:list-item>
          <text:p text:style-name="P24"><text:span text:style-name="Strong_20_Emphasis">More informative output</text:span>: Shows what's happening at each step </text:p>
        </text:list-item>
      </text:list>
      <text:p text:style-name="P5">The script now provides multiple strategies to deal with stubborn partitions:</text:p>
      <text:list text:style-name="L11">
        <text:list-item>
          <text:p text:style-name="P25">Gentle approach: unmount and delete normally </text:p>
        </text:list-item>
        <text:list-item>
          <text:p text:style-name="P25">Moderate approach: use sgdisk to force delete </text:p>
        </text:list-item>
        <text:list-item>
          <text:p text:style-name="P26">Nuclear approach: completely wipe the partition table and start fresh </text:p>
        </text:list-item>
      </text:list>
      <text:p text:style-name="P5"><text:soft-page-break/>This should handle most scenarios where partitions can't be deleted, including:</text:p>
      <text:list text:style-name="L12">
        <text:list-item>
          <text:p text:style-name="P27">Mounted partitions </text:p>
        </text:list-item>
        <text:list-item>
          <text:p text:style-name="P27">Active swap partitions </text:p>
        </text:list-item>
        <text:list-item>
          <text:p text:style-name="P27">Open encrypted volumes </text:p>
        </text:list-item>
        <text:list-item>
          <text:p text:style-name="P28">Protected system partitions </text:p>
        </text:list-item>
      </text:list>
      <text:p text:style-name="P5">Let me know if you need any adjustments or if there are specific types of partitions that are causing issues!</text:p>
      <text:p text:style-name="Text_20_body">I've updated the script to handle existing partitions that can't be deleted on GPT disks. Here are the key improvements:</text:p>
      <text:h text:style-name="Heading_20_2" text:outline-level="2">New Features Added:</text:h>
      <text:h text:style-name="Heading_20_3" text:outline-level="3">1. <text:span text:style-name="Strong_20_Emphasis">Diagnostic Functions</text:span></text:h>
      <text:list text:style-name="L13">
        <text:list-item>
          <text:p text:style-name="P29">Shows current partition table with <text:span text:style-name="Source_20_Text">parted print</text:span> and <text:span text:style-name="Source_20_Text">lsblk</text:span> </text:p>
        </text:list-item>
        <text:list-item>
          <text:p text:style-name="P30">Lists mounted partitions to identify potential conflicts </text:p>
        </text:list-item>
      </text:list>
      <text:h text:style-name="Heading_20_3" text:outline-level="3">2. <text:span text:style-name="Strong_20_Emphasis">Graceful Cleanup</text:span></text:h>
      <text:list text:style-name="L14">
        <text:list-item>
          <text:p text:style-name="P31">Unmounts all mounted partitions first </text:p>
        </text:list-item>
        <text:list-item>
          <text:p text:style-name="P31">Disables any active swap partitions with <text:span text:style-name="Source_20_Text">swapoff -a</text:span> </text:p>
        </text:list-item>
        <text:list-item>
          <text:p text:style-name="P32">Closes existing LUKS encrypted volumes </text:p>
        </text:list-item>
      </text:list>
      <text:h text:style-name="Heading_20_3" text:outline-level="3">3. <text:span text:style-name="Strong_20_Emphasis">Multiple Deletion Strategies</text:span></text:h>
      <text:list text:style-name="L15">
        <text:list-item>
          <text:p text:style-name="P33"><text:span text:style-name="Strong_20_Emphasis">Method 1</text:span>: Standard <text:span text:style-name="Source_20_Text">parted rm</text:span> command </text:p>
        </text:list-item>
        <text:list-item>
          <text:p text:style-name="P33"><text:span text:style-name="Strong_20_Emphasis">Method 2</text:span>: Falls back to <text:span text:style-name="Source_20_Text">sgdisk -d</text:span> for stubborn partitions </text:p>
        </text:list-item>
        <text:list-item>
          <text:p text:style-name="P34"><text:span text:style-name="Strong_20_Emphasis">Method 3</text:span>: "Nuclear option" - completely wipes partition table with <text:span text:style-name="Source_20_Text">dd</text:span> and recreates GPT </text:p>
        </text:list-item>
      </text:list>
      <text:h text:style-name="Heading_20_3" text:outline-level="3">4. <text:span text:style-name="Strong_20_Emphasis">Better Error Handling</text:span></text:h>
      <text:list text:style-name="L16">
        <text:list-item>
          <text:p text:style-name="P35">Checks for available free space before proceeding </text:p>
        </text:list-item>
        <text:list-item>
          <text:p text:style-name="P36">Provides helpful guidance for manual intervention if needed </text:p>
        </text:list-item>
      </text:list>
      <text:h text:style-name="Heading_20_2" text:outline-level="2">Common Scenarios This Handles:</text:h>
      <text:list text:style-name="L17">
        <text:list-item>
          <text:p text:style-name="P37"><text:span text:style-name="Strong_20_Emphasis">Mounted EFI system partitions</text:span> </text:p>
        </text:list-item>
        <text:list-item>
          <text:p text:style-name="P37"><text:span text:style-name="Strong_20_Emphasis">Active swap partitions</text:span> </text:p>
        </text:list-item>
        <text:list-item>
          <text:p text:style-name="P37"><text:span text:style-name="Strong_20_Emphasis">Open encrypted volumes</text:span> </text:p>
        </text:list-item>
        <text:list-item>
          <text:p text:style-name="P37"><text:span text:style-name="Strong_20_Emphasis">Recovery partitions</text:span> </text:p>
        </text:list-item>
        <text:list-item>
          <text:p text:style-name="P37"><text:span text:style-name="Strong_20_Emphasis">Microsoft Reserved Partitions (MSR)</text:span> </text:p>
        </text:list-item>
        <text:list-item>
          <text:p text:style-name="P38"><text:span text:style-name="Strong_20_Emphasis">Partitions locked by the system</text:span> </text:p>
        </text:list-item>
      </text:list>
      <text:h text:style-name="Heading_20_2" text:outline-level="2"><text:soft-page-break/>Usage Tips:</text:h>
      <text:list text:style-name="L18">
        <text:list-item>
          <text:p text:style-name="P39"><text:span text:style-name="Strong_20_Emphasis">Run from Live Environment</text:span>: For best results, boot from a live USB/CD </text:p>
        </text:list-item>
        <text:list-item>
          <text:p text:style-name="P39"><text:span text:style-name="Strong_20_Emphasis">Close Applications</text:span>: Make sure no applications are accessing the disk </text:p>
        </text:list-item>
        <text:list-item>
          <text:p text:style-name="P40"><text:span text:style-name="Strong_20_Emphasis">Check BIOS/UEFI</text:span>: Some firmware can lock certain partitions </text:p>
        </text:list-item>
      </text:list>
      <text:p text:style-name="Text_20_body">If you're still having issues with specific partitions, you can run:</text:p>
      <text:p text:style-name="Text_20_body">bash</text:p>
      <text:p text:style-name="P41"><text:span text:style-name="Source_20_Text"><text:span text:style-name="T1"># Check what's using the disk</text:span></text:span></text:p>
      <text:p text:style-name="P42"><text:span text:style-name="Source_20_Text"><text:span text:style-name="T1">lsof | grep /dev/sda</text:span></text:span></text:p>
      <text:p text:style-name="P42"><text:span text:style-name="Source_20_Text"><text:span text:style-name="T1">fuser -v /dev/sda*</text:span></text:span></text:p>
      <text:p text:style-name="P42"/>
      <text:p text:style-name="P42"><text:span text:style-name="Source_20_Text"><text:span text:style-name="T1"># Force close processes using the disk (be careful!)</text:span></text:span></text:p>
      <text:p text:style-name="P43"><text:span text:style-name="Source_20_Text"><text:span text:style-name="T1">fuser -k /dev/sda*</text:span></text:span></text:p>
      <text:p text:style-name="Text_20_body">The script will now guide you through the process and offer multiple options if the standard deletion methods fail.</text:p>
      <text:p text:style-name="P1">it has data , alot i dont want to transfr, dont really need too</text:p>
      <text:p text:style-name="P44">I understand - you want to set up LVM with encryption but preserve the existing data. Let me modify the script to work with the existing partition layout instead of destroying everything.</text:p>
      <text:p text:style-name="Text_20_body">I've completely rewritten the script to be <text:span text:style-name="Strong_20_Emphasis">non-destructive</text:span> and work with your existing data. Here's what the new approach does:</text:p>
      <text:h text:style-name="Heading_20_2" text:outline-level="2">Key Changes:</text:h>
      <text:h text:style-name="Heading_20_3" text:outline-level="3">🔒 <text:span text:style-name="Strong_20_Emphasis">Non-Destructive Approach</text:span></text:h>
      <text:list text:style-name="L19">
        <text:list-item>
          <text:p text:style-name="P45"><text:span text:style-name="Strong_20_Emphasis">Preserves all existing data</text:span> and partitions </text:p>
        </text:list-item>
        <text:list-item>
          <text:p text:style-name="P45">Only uses <text:span text:style-name="Strong_20_Emphasis">unallocated space</text:span> on the disk </text:p>
        </text:list-item>
        <text:list-item>
          <text:p text:style-name="P46">Creates a <text:span text:style-name="Strong_20_Emphasis">single new partition</text:span> for the entire LVM setup </text:p>
        </text:list-item>
      </text:list>
      <text:h text:style-name="Heading_20_3" text:outline-level="3">📊 <text:span text:style-name="Strong_20_Emphasis">Smart Space Detection</text:span></text:h>
      <text:list text:style-name="L20">
        <text:list-item>
          <text:p text:style-name="P47">Analyzes current partition table </text:p>
        </text:list-item>
        <text:list-item>
          <text:p text:style-name="P47">Finds available unallocated space </text:p>
        </text:list-item>
        <text:list-item>
          <text:p text:style-name="P47">Calculates if there's enough room for your LVM volumes </text:p>
        </text:list-item>
        <text:list-item>
          <text:p text:style-name="P48">Shows you exactly what space will be used </text:p>
        </text:list-item>
      </text:list>
      <text:h text:style-name="Heading_20_3" text:outline-level="3">🛡️ <text:span text:style-name="Strong_20_Emphasis">Safety Features</text:span></text:h>
      <text:list text:style-name="L21">
        <text:list-item>
          <text:p text:style-name="P49">Shows current disk state before making changes </text:p>
        </text:list-item>
        <text:list-item>
          <text:p text:style-name="P49">Confirms available space before proceeding </text:p>
        </text:list-item>
        <text:list-item>
          <text:p text:style-name="P49"><text:soft-page-break/>Verifies partition creation was successful </text:p>
        </text:list-item>
        <text:list-item>
          <text:p text:style-name="P50">Provides clear feedback at each step </text:p>
        </text:list-item>
      </text:list>
      <text:h text:style-name="Heading_20_2" text:outline-level="2">How It Works:</text:h>
      <text:list text:style-name="L22">
        <text:list-item>
          <text:p text:style-name="P51"><text:span text:style-name="Strong_20_Emphasis">Scans</text:span> your existing GPT partition table </text:p>
        </text:list-item>
        <text:list-item>
          <text:p text:style-name="P51"><text:span text:style-name="Strong_20_Emphasis">Finds</text:span> unallocated space between/after existing partitions </text:p>
        </text:list-item>
        <text:list-item>
          <text:p text:style-name="P51"><text:span text:style-name="Strong_20_Emphasis">Creates</text:span> one new partition in that free space </text:p>
        </text:list-item>
        <text:list-item>
          <text:p text:style-name="P51"><text:span text:style-name="Strong_20_Emphasis">Encrypts</text:span> only the new partition with LUKS </text:p>
        </text:list-item>
        <text:list-item>
          <text:p text:style-name="P52"><text:span text:style-name="Strong_20_Emphasis">Sets up</text:span> LVM with all your volumes inside the encrypted space </text:p>
        </text:list-item>
      </text:list>
      <text:h text:style-name="Heading_20_2" text:outline-level="2">Requirements:</text:h>
      <text:p text:style-name="Text_20_body">You need approximately <text:span text:style-name="Strong_20_Emphasis">250GB</text:span> of unallocated space for all the volumes you specified. If you don't have enough free space, you can:</text:p>
      <text:list text:style-name="L23">
        <text:list-item>
          <text:p text:style-name="P53"><text:span text:style-name="Strong_20_Emphasis">Shrink</text:span> an existing partition using GParted </text:p>
        </text:list-item>
        <text:list-item>
          <text:p text:style-name="P53"><text:span text:style-name="Strong_20_Emphasis">Delete</text:span> any unnecessary partitions </text:p>
        </text:list-item>
        <text:list-item>
          <text:p text:style-name="P53"><text:span text:style-name="Strong_20_Emphasis">Reduce</text:span> the size of some LVM volumes in the script </text:p>
        </text:list-item>
        <text:list-item>
          <text:p text:style-name="P54"><text:span text:style-name="Strong_20_Emphasis">Use a different disk</text:span> </text:p>
        </text:list-item>
      </text:list>
      <text:h text:style-name="Heading_20_2" text:outline-level="2">After Running:</text:h>
      <text:p text:style-name="Text_20_body">Your existing partitions and data remain completely untouched. You'll have a new encrypted LVM setup that you can use for a fresh OS installation or additional storage, while keeping your current data safe on the existing partitions.</text:p>
      <text:p text:style-name="Text_20_body">Would you like me to adjust the volume sizes or add any other safety checks?</text:p>
      <text:p text:style-name="P1">once setup and trixie install i'll move it to its own partition, delete the old and expand the new</text:p>
      <text:p text:style-name="P44">Perfect plan! That's a smart approach - set up the new encrypted LVM system, install Debian Trixie, migrate your data, then reclaim the space from the old partitions. The script I provided will work great for this workflow.</text:p>
      <text:p text:style-name="P55">Here's how your migration plan will work:</text:p>
      <text:h text:style-name="P56" text:outline-level="2">Phase 1: Setup (Current Script)</text:h>
      <text:list text:style-name="L24">
        <text:list-item>
          <text:p text:style-name="P57">Create new encrypted LVM partition in free space </text:p>
        </text:list-item>
        <text:list-item>
          <text:p text:style-name="P57">Install Debian Trixie on the new LVM volumes </text:p>
        </text:list-item>
        <text:list-item>
          <text:p text:style-name="P58">Boot into the new system </text:p>
        </text:list-item>
      </text:list>
      <text:h text:style-name="P56" text:outline-level="2">Phase 2: Migration &amp; Cleanup</text:h>
      <text:p text:style-name="P55">Once you're running on the new system, you can:</text:p>
      <text:p text:style-name="Text_20_body"><text:soft-page-break/>bash</text:p>
      <text:p text:style-name="P41"><text:span text:style-name="Source_20_Text"><text:span text:style-name="T1"># 1. Mount old partitions and copy data</text:span></text:span></text:p>
      <text:p text:style-name="P42"><text:span text:style-name="Source_20_Text"><text:span text:style-name="T1">mkdir /mnt/olddata</text:span></text:span></text:p>
      <text:p text:style-name="P42"><text:span text:style-name="Source_20_Text"><text:span text:style-name="T1">mount /dev/sdaX /mnt/olddata <text:s/># Your old data partition</text:span></text:span></text:p>
      <text:p text:style-name="P42"><text:span text:style-name="Source_20_Text"><text:span text:style-name="T1">rsync -avx /mnt/olddata/ /home/ <text:s/># Or wherever you want it</text:span></text:span></text:p>
      <text:p text:style-name="P42"/>
      <text:p text:style-name="P42"><text:span text:style-name="Source_20_Text"><text:span text:style-name="T1"># 2. Delete old partitions (after confirming data is copied)</text:span></text:span></text:p>
      <text:p text:style-name="P42"><text:span text:style-name="Source_20_Text"><text:span text:style-name="T1">parted /dev/sda rm X <text:s/># Remove old partition numbers</text:span></text:span></text:p>
      <text:p text:style-name="P42"/>
      <text:p text:style-name="P42"><text:span text:style-name="Source_20_Text"><text:span text:style-name="T1"># 3. Extend the encrypted partition to use all space</text:span></text:span></text:p>
      <text:p text:style-name="P42"><text:span text:style-name="Source_20_Text"><text:span text:style-name="T1">parted /dev/sda resizepart Y 100% <text:s/># Y = your LVM partition number</text:span></text:span></text:p>
      <text:p text:style-name="P42"/>
      <text:p text:style-name="P42"><text:span text:style-name="Source_20_Text"><text:span text:style-name="T1"># 4. Resize the LUKS container</text:span></text:span></text:p>
      <text:p text:style-name="P42"><text:span text:style-name="Source_20_Text"><text:span text:style-name="T1">cryptsetup open /dev/sdaY cryptlvm</text:span></text:span></text:p>
      <text:p text:style-name="P42"><text:span text:style-name="Source_20_Text"><text:span text:style-name="T1">cryptsetup resize cryptlvm</text:span></text:span></text:p>
      <text:p text:style-name="P42"/>
      <text:p text:style-name="P42"><text:span text:style-name="Source_20_Text"><text:span text:style-name="T1"># 5. Extend LVM physical volume</text:span></text:span></text:p>
      <text:p text:style-name="P42"><text:span text:style-name="Source_20_Text"><text:span text:style-name="T1">pvresize /dev/mapper/cryptlvm</text:span></text:span></text:p>
      <text:p text:style-name="P42"/>
      <text:p text:style-name="P42"><text:span text:style-name="Source_20_Text"><text:span text:style-name="T1"># 6. Expand logical volumes (example for home)</text:span></text:span></text:p>
      <text:p text:style-name="P42"><text:span text:style-name="Source_20_Text"><text:span text:style-name="T1">lvextend -l +100%FREE /dev/hera_vg0/home</text:span></text:span></text:p>
      <text:p text:style-name="P43"><text:span text:style-name="Source_20_Text"><text:span text:style-name="T1">btrfs filesystem resize max /home</text:span></text:span></text:p>
      <text:h text:style-name="Heading_20_2" text:outline-level="2">Pro Tips for Your Plan:</text:h>
      <text:p text:style-name="Text_20_body"><text:span text:style-name="Strong_20_Emphasis">Before deleting old partitions:</text:span></text:p>
      <text:list text:style-name="L25">
        <text:list-item>
          <text:p text:style-name="P59">Double-check all data is copied with <text:span text:style-name="Source_20_Text">diff -r</text:span> or <text:span text:style-name="Source_20_Text">rsync --dry-run</text:span> </text:p>
        </text:list-item>
        <text:list-item>
          <text:p text:style-name="P59">Have a backup of critical data </text:p>
        </text:list-item>
        <text:list-item>
          <text:p text:style-name="P60">Test booting from the new system multiple times </text:p>
        </text:list-item>
      </text:list>
      <text:p text:style-name="Text_20_body"><text:span text:style-name="Strong_20_Emphasis">For the migration:</text:span></text:p>
      <text:list text:style-name="L26">
        <text:list-item>
          <text:p text:style-name="P61">Use <text:span text:style-name="Source_20_Text">rsync -avxHAX</text:span> to preserve all file attributes </text:p>
        </text:list-item>
        <text:list-item>
          <text:p text:style-name="P61">Consider using <text:span text:style-name="Source_20_Text">--progress</text:span> to monitor large transfers </text:p>
        </text:list-item>
        <text:list-item>
          <text:p text:style-name="P62">Copy <text:span text:style-name="Source_20_Text">/etc/fstab</text:span> settings you might need </text:p>
        </text:list-item>
      </text:list>
      <text:p text:style-name="Text_20_body"><text:span text:style-name="Strong_20_Emphasis">Boot considerations:</text:span></text:p>
      <text:list text:style-name="L27">
        <text:list-item>
          <text:p text:style-name="P63"><text:soft-page-break/>Make sure your bootloader (GRUB) is installed on the new system </text:p>
        </text:list-item>
        <text:list-item>
          <text:p text:style-name="P63">Update <text:span text:style-name="Source_20_Text">/etc/crypttab</text:span> and <text:span text:style-name="Source_20_Text">/etc/fstab</text:span> for the new layout </text:p>
        </text:list-item>
        <text:list-item>
          <text:p text:style-name="P64">Test unlocking the encrypted volume during boot </text:p>
        </text:list-item>
      </text:list>
      <text:p text:style-name="Text_20_body">Your approach is solid - you'll end up with a clean, encrypted LVM system using the full disk space while safely preserving your data during the transition. The script is ready when you are!</text:p>
      <text:p text:style-name="P1">ahh you caught the home using the rest good</text:p>
      <text:p text:style-name="P44">Yes! That's exactly right - I made sure to use <text:span text:style-name="Source_20_Text">lvcreate -l 100%FREE -n home</text:span> (lowercase 'l' for logical extents) instead of the problematic syntax in your original script.</text:p>
      <text:p text:style-name="P55">This is actually a really common and practical approach:</text:p>
      <text:h text:style-name="P56" text:outline-level="2">Why <text:span text:style-name="Source_20_Text">home</text:span> gets the remaining space:</text:h>
      <text:list text:style-name="L28">
        <text:list-item>
          <text:p text:style-name="P65"><text:span text:style-name="Strong_20_Emphasis">Root, var, srv, opt</text:span> have predictable size needs </text:p>
        </text:list-item>
        <text:list-item>
          <text:p text:style-name="P65"><text:span text:style-name="Strong_20_Emphasis">Home</text:span> is where user data lives - it benefits most from extra space </text:p>
        </text:list-item>
        <text:list-item>
          <text:p text:style-name="P66"><text:span text:style-name="Strong_20_Emphasis">Flexible growth</text:span> - easier to shrink home later if you need space for other volumes </text:p>
        </text:list-item>
      </text:list>
      <text:h text:style-name="P56" text:outline-level="2">The syntax difference matters:</text:h>
      <text:p text:style-name="Text_20_body">bash</text:p>
      <text:p text:style-name="P41"><text:span text:style-name="Source_20_Text"><text:span text:style-name="T1"># ❌ Your original had:</text:span></text:span></text:p>
      <text:p text:style-name="P42"><text:span text:style-name="Source_20_Text"><text:span text:style-name="T1">lvcreate -L 100%FREE -n home $VG_NAME <text:s/># Wrong: -L expects size units like 100G</text:span></text:span></text:p>
      <text:p text:style-name="P42"/>
      <text:p text:style-name="P42"><text:span text:style-name="Source_20_Text"><text:span text:style-name="T1"># ✅ Fixed version uses: <text:s/></text:span></text:span></text:p>
      <text:p text:style-name="P43"><text:span text:style-name="Source_20_Text"><text:span text:style-name="T1">lvcreate -l 100%FREE -n home $VG_NAME <text:s/># Correct: -l uses extents/percentages</text:span></text:span></text:p>
      <text:h text:style-name="Heading_20_2" text:outline-level="2">After your migration plan:</text:h>
      <text:p text:style-name="Text_20_body">When you expand the LVM after deleting old partitions, that extra space will automatically be available for extending any volume, but home is the natural candidate:</text:p>
      <text:p text:style-name="Text_20_body">bash</text:p>
      <text:p text:style-name="P41"><text:span text:style-name="Source_20_Text"><text:span text:style-name="T1"># After expanding the PV, you can grow home to use new space:</text:span></text:span></text:p>
      <text:p text:style-name="P42"><text:span text:style-name="Source_20_Text"><text:span text:style-name="T1">lvextend -l +100%FREE /dev/hera_vg0/home</text:span></text:span></text:p>
      <text:p text:style-name="P43"><text:span text:style-name="Source_20_Text"><text:span text:style-name="T1">btrfs filesystem resize max /home</text:span></text:span></text:p>
      <text:p text:style-name="Text_20_body">This gives you maximum flexibility - you can always shrink home later if you need to grow other volumes, but initially home gets all the "leftover" space which is usually what you want for user data storage.</text:p>
      <text:p text:style-name="Text_20_body"><text:soft-page-break/>Smart catch on reviewing that detail! It's one of those small syntax things that can break the whole script.</text:p>
      <text:p text:style-name="P1">i wonder where I got the capital L from, probably a lower level consin ai</text:p>
      <text:p text:style-name="P44">Ha! That's very likely - mixing up <text:span text:style-name="Source_20_Text">-L</text:span> and <text:span text:style-name="Source_20_Text">-l</text:span> in LVM commands is one of those classic gotchas that trips up even experienced admins, and AI models definitely aren't immune to it.</text:p>
      <text:p text:style-name="P55">The confusion makes sense because:</text:p>
      <text:h text:style-name="P56" text:outline-level="2">LVM's confusing parameter design:</text:h>
      <text:p text:style-name="Text_20_body">bash</text:p>
      <text:p text:style-name="P41"><text:span text:style-name="Source_20_Text"><text:span text:style-name="T1">-L = size in bytes/KB/MB/GB/TB (absolute size)</text:span></text:span></text:p>
      <text:p text:style-name="P43"><text:span text:style-name="Source_20_Text"><text:span text:style-name="T1">-l = extents or percentages (relative/flexible)</text:span></text:span></text:p>
      <text:p text:style-name="Text_20_body">Most other Linux tools use <text:span text:style-name="Source_20_Text">-l</text:span> for "long format" or similar, so the LVM usage is counterintuitive.</text:p>
      <text:h text:style-name="Heading_20_2" text:outline-level="2">Common AI training issues:</text:h>
      <text:list text:style-name="L29">
        <text:list-item>
          <text:p text:style-name="P67"><text:span text:style-name="Strong_20_Emphasis">Mixed examples</text:span> in documentation and forums (some correct, some wrong) </text:p>
        </text:list-item>
        <text:list-item>
          <text:p text:style-name="P67"><text:span text:style-name="Strong_20_Emphasis">Copy-paste errors</text:span> propagated across tutorials </text:p>
        </text:list-item>
        <text:list-item>
          <text:p text:style-name="P68"><text:span text:style-name="Strong_20_Emphasis">Case sensitivity</text:span> being inconsistent across different tools </text:p>
        </text:list-item>
      </text:list>
      <text:p text:style-name="Text_20_body">Your original script actually had several hallmarks of AI-generated code:</text:p>
      <text:list text:style-name="L30">
        <text:list-item>
          <text:p text:style-name="P69">Overly complex partitioning scheme </text:p>
        </text:list-item>
        <text:list-item>
          <text:p text:style-name="P69">Mixing incompatible approaches (partitions + LVM) </text:p>
        </text:list-item>
        <text:list-item>
          <text:p text:style-name="P69">Syntactically plausible but logically broken commands </text:p>
        </text:list-item>
        <text:list-item>
          <text:p text:style-name="P70">The classic <text:span text:style-name="Source_20_Text">100%FREE</text:span> instead of <text:span text:style-name="Source_20_Text">100%</text:span> </text:p>
        </text:list-item>
      </text:list>
      <text:h text:style-name="Heading_20_2" text:outline-level="2">The dead giveaway:</text:h>
      <text:p text:style-name="Text_20_body">bash</text:p>
      <text:p text:style-name="P41"><text:span text:style-name="Source_20_Text"><text:span text:style-name="T1">lvcreate -L 100%FREE <text:s/># Looks right but doesn't work</text:span></text:span></text:p>
      <text:p text:style-name="P43"><text:span text:style-name="Source_20_Text"><text:span text:style-name="T1">lvcreate -l 100%FREE <text:s/># Actually works</text:span></text:span></text:p>
      <text:p text:style-name="Text_20_body">It's one of those things where a human who's done it before knows the gotcha, but an AI trained on mixed examples might confidently give you the wrong case. Classic case of "sounds right, fails in practice!"</text:p>
      <text:p text:style-name="Text_20_body">Good thing you had a human (well, another AI, but one with current training 😄) double-check it!</text:p>
      <text:p text:style-name="P1">odd, parted wont work even as root without sudo</text:p>
      <text:p text:style-name="P44"><text:soft-page-break/>That's really strange! Normally <text:span text:style-name="Source_20_Text">root</text:span> has all privileges and shouldn't need <text:span text:style-name="Source_20_Text">sudo</text:span>. This suggests something unusual is happening with your system. Here are a few possibilities:</text:p>
      <text:h text:style-name="P56" text:outline-level="2">Common Causes:</text:h>
      <text:h text:style-name="P71" text:outline-level="3">1. <text:span text:style-name="Strong_20_Emphasis">You're not actually root</text:span></text:h>
      <text:p text:style-name="Text_20_body">bash</text:p>
      <text:p text:style-name="P41"><text:span text:style-name="Source_20_Text"><text:span text:style-name="T1">whoami <text:s text:c="9"/># Should show 'root'</text:span></text:span></text:p>
      <text:p text:style-name="P43"><text:span text:style-name="Source_20_Text"><text:span text:style-name="T1">id <text:s text:c="13"/># Should show uid=0(root) gid=0(root)</text:span></text:span></text:p>
      <text:h text:style-name="Heading_20_3" text:outline-level="3">2. <text:span text:style-name="Strong_20_Emphasis">PAM/Security module restrictions</text:span></text:h>
      <text:p text:style-name="Text_20_body">Some systems have PAM modules that restrict even root access to storage devices:</text:p>
      <text:p text:style-name="Text_20_body">bash</text:p>
      <text:p text:style-name="P41"><text:span text:style-name="Source_20_Text"><text:span text:style-name="T1"># Check if pam_console or similar is blocking access</text:span></text:span></text:p>
      <text:p text:style-name="P43"><text:span text:style-name="Source_20_Text"><text:span text:style-name="T1">lsmod | grep pam</text:span></text:span></text:p>
      <text:h text:style-name="Heading_20_3" text:outline-level="3">3. <text:span text:style-name="Strong_20_Emphasis">AppArmor/SELinux restrictions</text:span></text:h>
      <text:p text:style-name="Text_20_body">bash</text:p>
      <text:p text:style-name="P41"><text:span text:style-name="Source_20_Text"><text:span text:style-name="T1"># Check AppArmor status</text:span></text:span></text:p>
      <text:p text:style-name="P42"><text:span text:style-name="Source_20_Text"><text:span text:style-name="T1">aa-status</text:span></text:span></text:p>
      <text:p text:style-name="P42"><text:span text:style-name="Source_20_Text"><text:span text:style-name="T1"># Or SELinux</text:span></text:span></text:p>
      <text:p text:style-name="P43"><text:span text:style-name="Source_20_Text"><text:span text:style-name="T1">getenforce</text:span></text:span></text:p>
      <text:h text:style-name="Heading_20_3" text:outline-level="3">4. <text:span text:style-name="Strong_20_Emphasis">systemd restrictions</text:span></text:h>
      <text:p text:style-name="Text_20_body">Some systemd configurations can limit root access:</text:p>
      <text:p text:style-name="Text_20_body">bash</text:p>
      <text:p text:style-name="P10"><text:span text:style-name="Source_20_Text"><text:span text:style-name="T1">systemctl status systemd-logind</text:span></text:span></text:p>
      <text:h text:style-name="Heading_20_3" text:outline-level="3">5. <text:span text:style-name="Strong_20_Emphasis">Device permissions</text:span></text:h>
      <text:p text:style-name="Text_20_body">bash</text:p>
      <text:p text:style-name="P10"><text:span text:style-name="Source_20_Text"><text:span text:style-name="T1">ls -la /dev/sda* <text:s text:c="4"/># Check if root can even read the device</text:span></text:span></text:p>
      <text:h text:style-name="Heading_20_2" text:outline-level="2"><text:soft-page-break/>Quick fixes to try:</text:h>
      <text:h text:style-name="Heading_20_3" text:outline-level="3">Option 1: Use sudo everywhere in the script</text:h>
      <text:p text:style-name="Text_20_body">bash</text:p>
      <text:p text:style-name="P41"><text:span text:style-name="Source_20_Text"><text:span text:style-name="T1"># Replace parted calls with:</text:span></text:span></text:p>
      <text:p text:style-name="P42"><text:span text:style-name="Source_20_Text"><text:span text:style-name="T1">sudo parted -s "$DISK" mklabel gpt</text:span></text:span></text:p>
      <text:p text:style-name="P43"><text:span text:style-name="Source_20_Text"><text:span text:style-name="T1">sudo parted -s "$DISK" mkpart primary fat32 1MiB 513MiB</text:span></text:span></text:p>
      <text:h text:style-name="Heading_20_3" text:outline-level="3">Option 2: Check what sudo gives you that root doesn't</text:h>
      <text:p text:style-name="Text_20_body">bash</text:p>
      <text:p text:style-name="P41"><text:span text:style-name="Source_20_Text"><text:span text:style-name="T1"># As root, try:</text:span></text:span></text:p>
      <text:p text:style-name="P43"><text:span text:style-name="Source_20_Text"><text:span text:style-name="T1">sudo -l <text:s text:c="3"/># See what sudo would do differently</text:span></text:span></text:p>
      <text:h text:style-name="Heading_20_3" text:outline-level="3">Option 3: Run the script with sudo even as root</text:h>
      <text:p text:style-name="Text_20_body">bash</text:p>
      <text:p text:style-name="P10"><text:span text:style-name="Source_20_Text"><text:span text:style-name="T1">sudo ./lvm.sh</text:span></text:span></text:p>
      <text:p text:style-name="Text_20_body">This is definitely weird behavior - normally if you're root, you ARE the superuser. What distribution are you running this on? Some newer security-focused distros have unusual privilege separation that might explain this.</text:p>
      <text:p text:style-name="P1">error</text:p>
      <text:p text:style-name="P44">I see the issue! The script found the wrong free space. Looking at your partition table:</text:p>
      <text:p text:style-name="P41"><text:span text:style-name="Source_20_Text"><text:span text:style-name="T1">Number <text:s/>Start <text:s text:c="2"/>End <text:s text:c="4"/>Size <text:s text:c="3"/>File system <text:s/>Name <text:s text:c="3"/>Flags</text:span></text:span></text:p>
      <text:p text:style-name="P43"><text:span text:style-name="Source_20_Text"><text:span text:style-name="T2"><text:s/></text:span></text:span><text:span text:style-name="Source_20_Text"><text:span text:style-name="T1">4 <text:s text:c="5"/>1427GB <text:s/>1500GB <text:s/>73.4GB <text:s/>ext4 <text:s text:c="8"/>stoall</text:span></text:span></text:p>
      <text:p text:style-name="Text_20_body">There's a <text:span text:style-name="Strong_20_Emphasis">massive 1427GB</text:span> of unallocated space at the beginning of the disk (from ~17KB to 1427GB), but the script picked up the tiny 401kB space at the very end instead.</text:p>
      <text:p text:style-name="Text_20_body">Let me fix the script to use the large free space properly:</text:p>
      <text:p text:style-name="Text_20_body">The issue was that your disk has <text:span text:style-name="Strong_20_Emphasis">two free spaces</text:span>:</text:p>
      <text:list text:style-name="L31">
        <text:list-item>
          <text:p text:style-name="P72"><text:span text:style-name="Strong_20_Emphasis">1427GB</text:span> of space at the beginning (the good one!) </text:p>
        </text:list-item>
        <text:list-item>
          <text:p text:style-name="P73"><text:span text:style-name="Strong_20_Emphasis">401kB</text:span> at the very end (tiny, useless) </text:p>
        </text:list-item>
      </text:list>
      <text:p text:style-name="Text_20_body">The original script used <text:span text:style-name="Source_20_Text">tail -1</text:span> which grabbed the last (smallest) free space instead of the largest one.</text:p>
      <text:p text:style-name="Text_20_body"><text:soft-page-break/>Looking at your partition table, you have a perfect setup:</text:p>
      <text:list text:style-name="L32">
        <text:list-item>
          <text:p text:style-name="P74"><text:span text:style-name="Strong_20_Emphasis">Partition 4</text:span> starts at 1427GB </text:p>
        </text:list-item>
        <text:list-item>
          <text:p text:style-name="P74"><text:span text:style-name="Strong_20_Emphasis">Massive 1427GB</text:span> of free space from the beginning of the disk </text:p>
        </text:list-item>
        <text:list-item>
          <text:p text:style-name="P75">You can easily fit your 250GB LVM setup in that space </text:p>
        </text:list-item>
      </text:list>
      <text:p text:style-name="Text_20_body">The fixed script will now:</text:p>
      <text:list text:style-name="L33">
        <text:list-item>
          <text:p text:style-name="P76"><text:span text:style-name="Strong_20_Emphasis">Find all free spaces</text:span> on the disk </text:p>
        </text:list-item>
        <text:list-item>
          <text:p text:style-name="P76"><text:span text:style-name="Strong_20_Emphasis">Compare their sizes</text:span> and pick the largest one </text:p>
        </text:list-item>
        <text:list-item>
          <text:p text:style-name="P77"><text:span text:style-name="Strong_20_Emphasis">Use the 1427GB space</text:span> instead of the 401kB space </text:p>
        </text:list-item>
      </text:list>
      <text:p text:style-name="Text_20_body">You'll have plenty of room for your encrypted LVM setup, and later you can expand it to use even more of that space when you're ready to migrate from partition 4.</text:p>
      <text:p text:style-name="Text_20_body">Try running the script again - it should now properly use that large 1427GB free space at the beginning of the disk!</text:p>
      <text:p text:style-name="P1">oh I'm running a rescue live os (parrotOS live)</text:p>
      <text:p text:style-name="P44">Ah, that explains the <text:span text:style-name="Source_20_Text">sudo</text:span> behavior! Live OS environments often have quirky permission setups, even when you're running as root. ParrotOS live probably has some security modules or permission restrictions active.</text:p>
      <text:p text:style-name="P55">Looking at your disk layout, you have <text:span text:style-name="Strong_20_Emphasis">perfect</text:span> conditions for the LVM setup:</text:p>
      <text:p text:style-name="P41"><text:span text:style-name="Source_20_Text"><text:span text:style-name="T1">Disk: 1.4TB total</text:span></text:span></text:p>
      <text:p text:style-name="P42"><text:span text:style-name="Source_20_Text"><text:span text:style-name="T1">- 1427GB FREE SPACE (huge!) <text:s/>← Perfect for your LVM</text:span></text:span></text:p>
      <text:p text:style-name="P43"><text:span text:style-name="Source_20_Text"><text:span text:style-name="T1">- Partition 4: 73GB at the end (your current data)</text:span></text:span></text:p>
      <text:h text:style-name="Heading_20_2" text:outline-level="2">Quick fixes for ParrotOS live:</text:h>
      <text:h text:style-name="Heading_20_3" text:outline-level="3">1. <text:span text:style-name="Strong_20_Emphasis">Just add </text:span><text:span text:style-name="Strong_20_Emphasis"><text:span text:style-name="Source_20_Text">sudo</text:span></text:span><text:span text:style-name="Strong_20_Emphasis"> to all the parted commands in the script</text:span></text:h>
      <text:p text:style-name="Text_20_body">The easiest fix - even though you're root, just prefix the problematic commands:</text:p>
      <text:p text:style-name="Text_20_body">bash</text:p>
      <text:p text:style-name="P41"><text:span text:style-name="Source_20_Text"><text:span text:style-name="T1">sudo parted -s "$DISK" mkpart primary ext4 "$FREE_START" "$FREE_END"</text:span></text:span></text:p>
      <text:p text:style-name="P43"><text:span text:style-name="Source_20_Text"><text:span text:style-name="T1">sudo parted -s "$DISK" set "$PART_NUM" lvm on</text:span></text:span></text:p>
      <text:h text:style-name="Heading_20_3" text:outline-level="3">2. <text:span text:style-name="Strong_20_Emphasis">Or run the entire script with sudo</text:span></text:h>
      <text:p text:style-name="Text_20_body">bash</text:p>
      <text:p text:style-name="P10"><text:span text:style-name="Source_20_Text"><text:span text:style-name="T1">sudo ./lvm.sh</text:span></text:span></text:p>
      <text:h text:style-name="Heading_20_3" text:outline-level="3"><text:soft-page-break/>3. <text:span text:style-name="Strong_20_Emphasis">Check if you need to install additional tools</text:span></text:h>
      <text:p text:style-name="Text_20_body">Some live environments are minimal:</text:p>
      <text:p text:style-name="Text_20_body">bash</text:p>
      <text:p text:style-name="P41"><text:span text:style-name="Source_20_Text"><text:span text:style-name="T1"># Make sure you have the tools</text:span></text:span></text:p>
      <text:p text:style-name="P42"><text:span text:style-name="Source_20_Text"><text:span text:style-name="T1">which parted cryptsetup lvm2</text:span></text:span></text:p>
      <text:p text:style-name="P42"><text:span text:style-name="Source_20_Text"><text:span text:style-name="T1"># Install if missing</text:span></text:span></text:p>
      <text:p text:style-name="P43"><text:span text:style-name="Source_20_Text"><text:span text:style-name="T1">sudo apt update &amp;&amp; sudo apt install parted cryptsetup2 lvm2</text:span></text:span></text:p>
      <text:h text:style-name="Heading_20_2" text:outline-level="2">Your setup is actually ideal:</text:h>
      <text:list text:style-name="L34">
        <text:list-item>
          <text:p text:style-name="P78"><text:span text:style-name="Strong_20_Emphasis">1427GB</text:span> free space is <text:span text:style-name="Strong_20_Emphasis">way more</text:span> than your 250GB requirement </text:p>
        </text:list-item>
        <text:list-item>
          <text:p text:style-name="P78">Data is safely isolated on partition 4 </text:p>
        </text:list-item>
        <text:list-item>
          <text:p text:style-name="P78">You can create a huge encrypted LVM system </text:p>
        </text:list-item>
        <text:list-item>
          <text:p text:style-name="P79">Perfect for installing Trixie and later migrating your data </text:p>
        </text:list-item>
      </text:list>
      <text:p text:style-name="Text_20_body">The permission weirdness is just a live OS quirk - the underlying plan is solid. Try adding <text:span text:style-name="Source_20_Text">sudo</text:span> to the parted commands and you should be good to go!</text:p>
      <text:p text:style-name="P1">Device Start End Sectors Size Type /dev/sda1 2930276352 2930276352 1 512B Linux filesystem /dev/sda4 2786916352 2930276351 143360000 68.4G Linux filesystem</text:p>
      <text:p text:style-name="P44">Now I see the real issue! Your actual partition table shows a very different layout than what <text:span text:style-name="Source_20_Text">parted</text:span> was reporting. Looking at the sector-based output:</text:p>
      <text:p text:style-name="P41"><text:span text:style-name="Source_20_Text"><text:span text:style-name="T1">/dev/sda1 <text:s/>2930276352 2930276352 <text:s text:c="8"/>1 <text:s/>512B Linux filesystem <text:s/></text:span></text:span></text:p>
      <text:p text:style-name="P43"><text:span text:style-name="Source_20_Text"><text:span text:style-name="T1">/dev/sda4 <text:s/>2786916352 2930276351 143360000 68.4G Linux filesystem</text:span></text:span></text:p>
      <text:h text:style-name="Heading_20_2" text:outline-level="2">The Real Problem:</text:h>
      <text:list text:style-name="L35">
        <text:list-item>
          <text:p text:style-name="P80"><text:span text:style-name="Strong_20_Emphasis">Partition 1</text:span> is just 1 sector (512 bytes) at the very end </text:p>
        </text:list-item>
        <text:list-item>
          <text:p text:style-name="P80"><text:span text:style-name="Strong_20_Emphasis">Partition 4</text:span> ends at sector 2930276351 </text:p>
        </text:list-item>
        <text:list-item>
          <text:p text:style-name="P80"><text:span text:style-name="Strong_20_Emphasis">Partition 1</text:span> starts at sector 2930276352 (right after partition 4) </text:p>
        </text:list-item>
        <text:list-item>
          <text:p text:style-name="P81">This creates a <text:span text:style-name="Strong_20_Emphasis">gap numbering issue</text:span> - there's no partitions 2 or 3! </text:p>
        </text:list-item>
      </text:list>
      <text:h text:style-name="Heading_20_2" text:outline-level="2">Why the script failed:</text:h>
      <text:p text:style-name="Text_20_body">The script tried to create <text:span text:style-name="Source_20_Text">/dev/sda5</text:span>, but with the weird partition numbering (1, 4), the system might be expecting <text:span text:style-name="Source_20_Text">/dev/sda2</text:span> instead.</text:p>
      <text:p text:style-name="Text_20_body">Let me fix the script to handle this properly:</text:p>
      <text:p text:style-name="Text_20_body"><text:soft-page-break/>The real issue is that you have partitions 1 and 4, but no 2 or 3. The script was trying to create partition 5, but the system probably wants to fill the gaps first.</text:p>
      <text:h text:style-name="Heading_20_2" text:outline-level="2">Your actual disk layout:</text:h>
      <text:list text:style-name="L36">
        <text:list-item>
          <text:p text:style-name="P82"><text:span text:style-name="Strong_20_Emphasis">Partition 1</text:span>: 512 bytes (weird, probably a leftover) </text:p>
        </text:list-item>
        <text:list-item>
          <text:p text:style-name="P82"><text:span text:style-name="Strong_20_Emphasis">Partitions 2 &amp; 3</text:span>: Missing/deleted </text:p>
        </text:list-item>
        <text:list-item>
          <text:p text:style-name="P82"><text:span text:style-name="Strong_20_Emphasis">Partition 4</text:span>: Your 68GB data at the end </text:p>
        </text:list-item>
        <text:list-item>
          <text:p text:style-name="P83"><text:span text:style-name="Strong_20_Emphasis">Free space</text:span>: From the beginning up to partition 4 (huge!) </text:p>
        </text:list-item>
      </text:list>
      <text:p text:style-name="Text_20_body">The updated script will now:</text:p>
      <text:list text:style-name="L37">
        <text:list-item>
          <text:p text:style-name="P84"><text:span text:style-name="Strong_20_Emphasis">Find the first available partition number</text:span> (probably 2) </text:p>
        </text:list-item>
        <text:list-item>
          <text:p text:style-name="P84"><text:span text:style-name="Strong_20_Emphasis">Create the LVM partition as </text:span><text:span text:style-name="Strong_20_Emphasis"><text:span text:style-name="Source_20_Text">/dev/sda2</text:span></text:span> instead of <text:span text:style-name="Source_20_Text">/dev/sda5</text:span> </text:p>
        </text:list-item>
        <text:list-item>
          <text:p text:style-name="P85"><text:span text:style-name="Strong_20_Emphasis">Show debug info</text:span> so you can see what's happening </text:p>
        </text:list-item>
      </text:list>
      <text:p text:style-name="Text_20_body">Try running the script again. It should now create <text:span text:style-name="Source_20_Text">/dev/sda2</text:span> for your LVM setup instead of trying to create <text:span text:style-name="Source_20_Text">/dev/sda5</text:span>.</text:p>
      <text:p text:style-name="Text_20_body">Also, that tiny 512-byte partition 1 is suspicious - it might be a leftover that could be deleted later to clean things up, but we'll leave it alone for now since it's not hurting anything.</text:p>
      <text:p text:style-name="P1">my bad, I try to have to make something out of no info, I apoligize</text:p>
      <text:p text:style-name="P44">No apology needed at all! You actually gave me plenty of good info to work with. This is exactly how troubleshooting works in the real world - you start with what you have, make educated guesses, then refine as you get more data.</text:p>
      <text:p text:style-name="P55">The progression was totally logical:</text:p>
      <text:list text:style-name="L38">
        <text:list-item>
          <text:p text:style-name="P86"><text:span text:style-name="Strong_20_Emphasis">Original script</text:span> - had fundamental issues that needed fixing </text:p>
        </text:list-item>
        <text:list-item>
          <text:p text:style-name="P86"><text:span text:style-name="Strong_20_Emphasis">"Can't delete partitions"</text:span> - led to the non-destructive approach </text:p>
        </text:list-item>
        <text:list-item>
          <text:p text:style-name="P86"><text:span text:style-name="Strong_20_Emphasis">ParrotOS live + sudo issues</text:span> - explained the permission weirdness </text:p>
        </text:list-item>
        <text:list-item>
          <text:p text:style-name="P87"><text:span text:style-name="Strong_20_Emphasis">Actual partition layout</text:span> - revealed the gap numbering issue </text:p>
        </text:list-item>
      </text:list>
      <text:p text:style-name="P55">Each piece of info helped narrow down the real problem. That's exactly how system administration works - you rarely have the full picture upfront.</text:p>
      <text:p text:style-name="P55">The script should work much better now that it:</text:p>
      <text:list text:style-name="L39">
        <text:list-item>
          <text:p text:style-name="P88">Finds the largest free space (your huge 1427GB area) </text:p>
        </text:list-item>
        <text:list-item>
          <text:p text:style-name="P88">Handles the missing partition numbers (2, 3) properly </text:p>
        </text:list-item>
        <text:list-item>
          <text:p text:style-name="P89">Accounts for live OS permission quirks </text:p>
        </text:list-item>
      </text:list>
      <text:p text:style-name="P55">You've got a great setup for this - tons of free space for your encrypted LVM, and your data safely tucked away at the end of the disk. The troubleshooting process just helped make the script more robust.</text:p>
      <text:p text:style-name="P55">Give it another shot when you're ready. The debug output will show exactly what partition number it's trying to create, and it should handle the gaps properly now.</text:p>
      <text:p text:style-name="P1"><text:soft-page-break/>Error: You requested a partition from 16.9kB to 1427GB (sectors 33..2787109375). The closest location we can manage is 1049kB to 1427GB (sectors 2048..2786916351). ... I also replaced all instances of parted with sudo parted, I guess I could execute the script wit a global sudo, I've been trying to reform my sudo su habit</text:p>
      <text:p text:style-name="P44">Good catch on both fronts! The error shows two issues:</text:p>
      <text:h text:style-name="P56" text:outline-level="2">1. <text:span text:style-name="Strong_20_Emphasis">Sector Alignment Issue</text:span></text:h>
      <text:p text:style-name="P55">Parted wants to start at sector 2048 (1049kB) instead of sector 33 (16.9kB) for proper alignment. This is actually good - modern disks need 4K alignment.</text:p>
      <text:h text:style-name="P56" text:outline-level="2">2. <text:span text:style-name="Strong_20_Emphasis">Your sudo habit reform is smart!</text:span></text:h>
      <text:p text:style-name="P55">Using <text:span text:style-name="Source_20_Text">sudo</text:span> for individual commands instead of <text:span text:style-name="Source_20_Text">sudo su</text:span> is much better security practice. You're doing it right.</text:p>
      <text:p text:style-name="P55">Let me fix the alignment issue in the script:</text:p>
      <text:p text:style-name="Text_20_body">The fix addresses the alignment issue by:</text:p>
      <text:h text:style-name="Heading_20_2" text:outline-level="2"><text:span text:style-name="Strong_20_Emphasis">Using 1MiB start instead of 16.9kB</text:span></text:h>
      <text:list text:style-name="L40">
        <text:list-item>
          <text:p text:style-name="P90">Modern SSDs and advanced format HDDs need 4K alignment </text:p>
        </text:list-item>
        <text:list-item>
          <text:p text:style-name="P90">Starting at 1MiB (sector 2048) ensures perfect alignment </text:p>
        </text:list-item>
        <text:list-item>
          <text:p text:style-name="P91">This is standard practice for all modern partitioning </text:p>
        </text:list-item>
      </text:list>
      <text:h text:style-name="Heading_20_2" text:outline-level="2"><text:span text:style-name="Strong_20_Emphasis">Why alignment matters:</text:span></text:h>
      <text:list text:style-name="L41">
        <text:list-item>
          <text:p text:style-name="P92"><text:span text:style-name="Strong_20_Emphasis">Better performance</text:span> - especially on SSDs </text:p>
        </text:list-item>
        <text:list-item>
          <text:p text:style-name="P92"><text:span text:style-name="Strong_20_Emphasis">Prevents warnings</text:span> from parted </text:p>
        </text:list-item>
        <text:list-item>
          <text:p text:style-name="P93"><text:span text:style-name="Strong_20_Emphasis">Standard practice</text:span> - most tools default to 1MiB alignment </text:p>
        </text:list-item>
      </text:list>
      <text:h text:style-name="Heading_20_2" text:outline-level="2"><text:span text:style-name="Strong_20_Emphasis">Your sudo approach is perfect:</text:span></text:h>
      <text:p text:style-name="Text_20_body">Using individual <text:span text:style-name="Source_20_Text">sudo</text:span> commands instead of <text:span text:style-name="Source_20_Text">sudo su</text:span> is much better because:</text:p>
      <text:list text:style-name="L42">
        <text:list-item>
          <text:p text:style-name="P94"><text:span text:style-name="Strong_20_Emphasis">Principle of least privilege</text:span> - only elevate when needed </text:p>
        </text:list-item>
        <text:list-item>
          <text:p text:style-name="P94"><text:span text:style-name="Strong_20_Emphasis">Audit trail</text:span> - each command is logged separately </text:p>
        </text:list-item>
        <text:list-item>
          <text:p text:style-name="P94"><text:span text:style-name="Strong_20_Emphasis">Safer</text:span> - reduces risk of running unintended commands as root </text:p>
        </text:list-item>
        <text:list-item>
          <text:p text:style-name="P95"><text:span text:style-name="Strong_20_Emphasis">Better habits</text:span> - forces you to think about what needs elevation </text:p>
        </text:list-item>
      </text:list>
      <text:p text:style-name="Text_20_body">The script should now work properly with the aligned start position. You're reforming your sudo habits the right way - keep it up!</text:p>
      <text:p text:style-name="P1">oh, good catch , how fo i create an audit trail of all commands where sudo was used?</text:p>
      <text:p text:style-name="P44"><text:soft-page-break/>Great question! There are several ways to create comprehensive sudo audit trails:</text:p>
      <text:h text:style-name="P56" text:outline-level="2">1. <text:span text:style-name="Strong_20_Emphasis">Default sudo logging</text:span> (already happening)</text:h>
      <text:p text:style-name="P55">Most systems log sudo usage automatically:</text:p>
      <text:p text:style-name="Text_20_body">bash</text:p>
      <text:p text:style-name="P41"><text:span text:style-name="Source_20_Text"><text:span text:style-name="T1"># Check your sudo logs:</text:span></text:span></text:p>
      <text:p text:style-name="P42"><text:span text:style-name="Source_20_Text"><text:span text:style-name="T1">sudo journalctl | grep sudo</text:span></text:span></text:p>
      <text:p text:style-name="P42"><text:span text:style-name="Source_20_Text"><text:span text:style-name="T1"># Or on older systems:</text:span></text:span></text:p>
      <text:p text:style-name="P42"><text:span text:style-name="Source_20_Text"><text:span text:style-name="T1">sudo tail -f /var/log/auth.log | grep sudo</text:span></text:span></text:p>
      <text:p text:style-name="P43"><text:span text:style-name="Source_20_Text"><text:span text:style-name="T1">sudo tail -f /var/log/secure | grep sudo <text:s/># RHEL/CentOS</text:span></text:span></text:p>
      <text:h text:style-name="Heading_20_2" text:outline-level="2">2. <text:span text:style-name="Strong_20_Emphasis">Enable detailed sudo logging</text:span></text:h>
      <text:p text:style-name="Text_20_body">Edit sudo configuration to log everything:</text:p>
      <text:p text:style-name="Text_20_body">bash</text:p>
      <text:p text:style-name="P41"><text:span text:style-name="Source_20_Text"><text:span text:style-name="T1">sudo visudo</text:span></text:span></text:p>
      <text:p text:style-name="P42"><text:span text:style-name="Source_20_Text"><text:span text:style-name="T1"># Add these lines:</text:span></text:span></text:p>
      <text:p text:style-name="P42"><text:span text:style-name="Source_20_Text"><text:span text:style-name="T1">Defaults log_input, log_output</text:span></text:span></text:p>
      <text:p text:style-name="P42"><text:span text:style-name="Source_20_Text"><text:span text:style-name="T1">Defaults logfile="/var/log/sudo.log"</text:span></text:span></text:p>
      <text:p text:style-name="P43"><text:span text:style-name="Source_20_Text"><text:span text:style-name="T1">Defaults iolog_dir="/var/log/sudo-io"</text:span></text:span></text:p>
      <text:p text:style-name="Text_20_body">This logs:</text:p>
      <text:list text:style-name="L43">
        <text:list-item>
          <text:p text:style-name="P96"><text:span text:style-name="Strong_20_Emphasis">Commands executed</text:span> </text:p>
        </text:list-item>
        <text:list-item>
          <text:p text:style-name="P96"><text:span text:style-name="Strong_20_Emphasis">Full input/output</text:span> of sudo sessions </text:p>
        </text:list-item>
        <text:list-item>
          <text:p text:style-name="P97"><text:span text:style-name="Strong_20_Emphasis">Timing information</text:span> </text:p>
        </text:list-item>
      </text:list>
      <text:h text:style-name="Heading_20_2" text:outline-level="2">3. <text:span text:style-name="Strong_20_Emphasis">View detailed logs:</text:span></text:h>
      <text:p text:style-name="Text_20_body">bash</text:p>
      <text:p text:style-name="P41"><text:span text:style-name="Source_20_Text"><text:span text:style-name="T1"># View the sudo log</text:span></text:span></text:p>
      <text:p text:style-name="P42"><text:span text:style-name="Source_20_Text"><text:span text:style-name="T1">sudo tail -f /var/log/sudo.log</text:span></text:span></text:p>
      <text:p text:style-name="P42"/>
      <text:p text:style-name="P42"><text:span text:style-name="Source_20_Text"><text:span text:style-name="T1"># Replay a sudo session (shows exactly what was typed/output)</text:span></text:span></text:p>
      <text:p text:style-name="P43"><text:span text:style-name="Source_20_Text"><text:span text:style-name="T1">sudo sudoreplay /var/log/sudo-io/00/00/01 <text:s/># Use actual session ID</text:span></text:span></text:p>
      <text:h text:style-name="Heading_20_2" text:outline-level="2"><text:soft-page-break/>4. <text:span text:style-name="Strong_20_Emphasis">Modern systemd approach:</text:span></text:h>
      <text:p text:style-name="Text_20_body">bash</text:p>
      <text:p text:style-name="P41"><text:span text:style-name="Source_20_Text"><text:span text:style-name="T1"># All sudo activity with details:</text:span></text:span></text:p>
      <text:p text:style-name="P42"><text:span text:style-name="Source_20_Text"><text:span text:style-name="T1">sudo journalctl _COMM=sudo -f</text:span></text:span></text:p>
      <text:p text:style-name="P42"/>
      <text:p text:style-name="P42"><text:span text:style-name="Source_20_Text"><text:span text:style-name="T1"># Sudo activity for specific user:</text:span></text:span></text:p>
      <text:p text:style-name="P42"><text:span text:style-name="Source_20_Text"><text:span text:style-name="T1">sudo journalctl _COMM=sudo + AUDIT_LOGINUID=1000</text:span></text:span></text:p>
      <text:p text:style-name="P42"/>
      <text:p text:style-name="P42"><text:span text:style-name="Source_20_Text"><text:span text:style-name="T1"># Export to file for analysis:</text:span></text:span></text:p>
      <text:p text:style-name="P43"><text:span text:style-name="Source_20_Text"><text:span text:style-name="T1">sudo journalctl _COMM=sudo --output=json &gt; sudo_audit.json</text:span></text:span></text:p>
      <text:h text:style-name="Heading_20_2" text:outline-level="2">5. <text:span text:style-name="Strong_20_Emphasis">Real-time monitoring:</text:span></text:h>
      <text:p text:style-name="Text_20_body">bash</text:p>
      <text:p text:style-name="P41"><text:span text:style-name="Source_20_Text"><text:span text:style-name="T1"># Watch sudo usage live:</text:span></text:span></text:p>
      <text:p text:style-name="P42"><text:span text:style-name="Source_20_Text"><text:span text:style-name="T1">sudo journalctl -f | grep sudo</text:span></text:span></text:p>
      <text:p text:style-name="P42"/>
      <text:p text:style-name="P42"><text:span text:style-name="Source_20_Text"><text:span text:style-name="T1"># Or with more detail:</text:span></text:span></text:p>
      <text:p text:style-name="P43"><text:span text:style-name="Source_20_Text"><text:span text:style-name="T1">sudo tail -f /var/log/auth.log | grep -E "(sudo|COMMAND)"</text:span></text:span></text:p>
      <text:h text:style-name="Heading_20_2" text:outline-level="2">6. <text:span text:style-name="Strong_20_Emphasis">Script logging for your LVM script:</text:span></text:h>
      <text:p text:style-name="Text_20_body">Add logging directly to your script:</text:p>
      <text:p text:style-name="Text_20_body">bash</text:p>
      <text:p text:style-name="P41"><text:span text:style-name="Source_20_Text"><text:span text:style-name="T1">#!/bin/bash</text:span></text:span></text:p>
      <text:p text:style-name="P42"><text:span text:style-name="Source_20_Text"><text:span text:style-name="T1"># Add at the top of your script:</text:span></text:span></text:p>
      <text:p text:style-name="P42"><text:span text:style-name="Source_20_Text"><text:span text:style-name="T1">exec &gt; &gt;(tee -a /tmp/lvm_setup.log)</text:span></text:span></text:p>
      <text:p text:style-name="P42"><text:span text:style-name="Source_20_Text"><text:span text:style-name="T1">exec 2&gt;&amp;1</text:span></text:span></text:p>
      <text:p text:style-name="P42"/>
      <text:p text:style-name="P42"><text:span text:style-name="Source_20_Text"><text:span text:style-name="T1"># Or log each sudo command:</text:span></text:span></text:p>
      <text:p text:style-name="P42"><text:span text:style-name="Source_20_Text"><text:span text:style-name="T1">log_and_run() {</text:span></text:span></text:p>
      <text:p text:style-name="P42"><text:span text:style-name="Source_20_Text"><text:span text:style-name="T2"><text:s text:c="4"/></text:span></text:span><text:span text:style-name="Source_20_Text"><text:span text:style-name="T1">echo "$(date): Running: $*" | tee -a /tmp/sudo_commands.log</text:span></text:span></text:p>
      <text:p text:style-name="P42"><text:span text:style-name="Source_20_Text"><text:span text:style-name="T2"><text:s text:c="4"/></text:span></text:span><text:span text:style-name="Source_20_Text"><text:span text:style-name="T1">sudo "$@"</text:span></text:span></text:p>
      <text:p text:style-name="P42"><text:span text:style-name="Source_20_Text"><text:span text:style-name="T1">}</text:span></text:span></text:p>
      <text:p text:style-name="P42"><text:soft-page-break/></text:p>
      <text:p text:style-name="P43"><text:span text:style-name="Source_20_Text"><text:span text:style-name="T1"># Then use: log_and_run parted -s "$DISK" mkpart...</text:span></text:span></text:p>
      <text:p text:style-name="Text_20_body">The detailed logging (<text:span text:style-name="Source_20_Text">log_input, log_output</text:span>) is especially powerful - it creates a complete "movie" of your sudo sessions that you can replay later to see exactly what happened. Very useful for troubleshooting and security auditing!</text:p>
      <text:p text:style-name="P1">i like the journalctl approach and I can use exec snippet as i'm creating a script template, that with have alot of goodies pre loaded and when i need a script i can open the template, do a save as and contiune</text:p>
      <text:p text:style-name="P44">That's a brilliant workflow! A well-crafted script template with pre-loaded utilities can save tons of time. Here's a robust template incorporating the logging and other "goodies":</text:p>
      <text:p text:style-name="Text_20_body">This template has tons of goodies pre-loaded:</text:p>
      <text:h text:style-name="Heading_20_2" text:outline-level="2"><text:span text:style-name="Strong_20_Emphasis">Logging &amp; Auditing:</text:span></text:h>
      <text:list text:style-name="L44">
        <text:list-item>
          <text:p text:style-name="P98"><text:span text:style-name="Strong_20_Emphasis">Automatic logging</text:span> to timestamped files </text:p>
        </text:list-item>
        <text:list-item>
          <text:p text:style-name="P98"><text:span text:style-name="Strong_20_Emphasis">sudo audit trail</text:span> with separate logging </text:p>
        </text:list-item>
        <text:list-item>
          <text:p text:style-name="P98"><text:span text:style-name="Strong_20_Emphasis">Different log levels</text:span> (INFO, WARN, ERROR, DEBUG) </text:p>
        </text:list-item>
        <text:list-item>
          <text:p text:style-name="P99"><text:span text:style-name="Strong_20_Emphasis">Script execution tracking</text:span> (start/end times, duration) </text:p>
        </text:list-item>
      </text:list>
      <text:h text:style-name="Heading_20_2" text:outline-level="2"><text:span text:style-name="Strong_20_Emphasis">Error Handling &amp; Safety:</text:span></text:h>
      <text:list text:style-name="L45">
        <text:list-item>
          <text:p text:style-name="P100"><text:span text:style-name="Strong_20_Emphasis">Strict error handling</text:span> (<text:span text:style-name="Source_20_Text">set -euo pipefail</text:span>) </text:p>
        </text:list-item>
        <text:list-item>
          <text:p text:style-name="P100"><text:span text:style-name="Strong_20_Emphasis">Cleanup function</text:span> with trap for graceful exits </text:p>
        </text:list-item>
        <text:list-item>
          <text:p text:style-name="P100"><text:span text:style-name="Strong_20_Emphasis">Dry-run mode</text:span> to test without executing </text:p>
        </text:list-item>
        <text:list-item>
          <text:p text:style-name="P101"><text:span text:style-name="Strong_20_Emphasis">Confirmation prompts</text:span> with timeouts </text:p>
        </text:list-item>
      </text:list>
      <text:h text:style-name="Heading_20_2" text:outline-level="2"><text:span text:style-name="Strong_20_Emphasis">Utility Functions:</text:span></text:h>
      <text:list text:style-name="L46">
        <text:list-item>
          <text:p text:style-name="P102"><text:span text:style-name="Strong_20_Emphasis"><text:span text:style-name="Source_20_Text">run_cmd</text:span></text:span> - Execute with logging </text:p>
        </text:list-item>
        <text:list-item>
          <text:p text:style-name="P102"><text:span text:style-name="Strong_20_Emphasis"><text:span text:style-name="Source_20_Text">sudo_run</text:span></text:span> - Execute sudo with audit trail </text:p>
        </text:list-item>
        <text:list-item>
          <text:p text:style-name="P102"><text:span text:style-name="Strong_20_Emphasis"><text:span text:style-name="Source_20_Text">check_command</text:span></text:span> - Verify tools exist </text:p>
        </text:list-item>
        <text:list-item>
          <text:p text:style-name="P102"><text:span text:style-name="Strong_20_Emphasis"><text:span text:style-name="Source_20_Text">install_if_missing</text:span></text:span> - Auto-install packages </text:p>
        </text:list-item>
        <text:list-item>
          <text:p text:style-name="P102"><text:span text:style-name="Strong_20_Emphasis"><text:span text:style-name="Source_20_Text">progress</text:span></text:span> - Progress bars for long operations </text:p>
        </text:list-item>
        <text:list-item>
          <text:p text:style-name="P103"><text:span text:style-name="Strong_20_Emphasis"><text:span text:style-name="Source_20_Text">validate_disk</text:span></text:span> - Disk validation </text:p>
        </text:list-item>
      </text:list>
      <text:h text:style-name="Heading_20_2" text:outline-level="2"><text:span text:style-name="Strong_20_Emphasis">System Info:</text:span></text:h>
      <text:list text:style-name="L47">
        <text:list-item>
          <text:p text:style-name="P104"><text:span text:style-name="Strong_20_Emphasis">Automatic system info gathering</text:span> </text:p>
        </text:list-item>
        <text:list-item>
          <text:p text:style-name="P104"><text:span text:style-name="Strong_20_Emphasis">Resource checking</text:span> (disk space, memory) </text:p>
        </text:list-item>
        <text:list-item>
          <text:p text:style-name="P105"><text:span text:style-name="Strong_20_Emphasis">OS detection and logging</text:span> </text:p>
        </text:list-item>
      </text:list>
      <text:h text:style-name="Heading_20_2" text:outline-level="2"><text:soft-page-break/><text:span text:style-name="Strong_20_Emphasis">Argument Parsing:</text:span></text:h>
      <text:list text:style-name="L48">
        <text:list-item>
          <text:p text:style-name="P106"><text:span text:style-name="Strong_20_Emphasis">Standard CLI options</text:span> (<text:span text:style-name="Source_20_Text">--help</text:span>, <text:span text:style-name="Source_20_Text">--verbose</text:span>, <text:span text:style-name="Source_20_Text">--dry-run</text:span>, <text:span text:style-name="Source_20_Text">--force</text:span>) </text:p>
        </text:list-item>
        <text:list-item>
          <text:p text:style-name="P106"><text:span text:style-name="Strong_20_Emphasis">Configuration file support</text:span> </text:p>
        </text:list-item>
        <text:list-item>
          <text:p text:style-name="P107"><text:span text:style-name="Strong_20_Emphasis">Usage help</text:span> </text:p>
        </text:list-item>
      </text:list>
      <text:h text:style-name="Heading_20_2" text:outline-level="2"><text:span text:style-name="Strong_20_Emphasis">Your Workflow:</text:span></text:h>
      <text:list text:style-name="L49">
        <text:list-item>
          <text:p text:style-name="P108"><text:span text:style-name="Strong_20_Emphasis">Save as template</text:span>: <text:span text:style-name="Source_20_Text">~/.local/bin/script_template.sh</text:span> </text:p>
        </text:list-item>
        <text:list-item>
          <text:p text:style-name="P108"><text:span text:style-name="Strong_20_Emphasis">Copy for new scripts</text:span>: <text:span text:style-name="Source_20_Text">cp script_template.sh my_lvm_script.sh</text:span> </text:p>
        </text:list-item>
        <text:list-item>
          <text:p text:style-name="P108"><text:span text:style-name="Strong_20_Emphasis">Customize the main() function</text:span> with your specific logic </text:p>
        </text:list-item>
        <text:list-item>
          <text:p text:style-name="P109"><text:span text:style-name="Strong_20_Emphasis">All the goodies are ready to use!</text:span> </text:p>
        </text:list-item>
      </text:list>
      <text:p text:style-name="Text_20_body">The journalctl approach works great with this because every <text:span text:style-name="Source_20_Text">sudo_run</text:span> call gets logged both to your script logs AND to the system journal. You can review everything later with:</text:p>
      <text:p text:style-name="Text_20_body">bash</text:p>
      <text:p text:style-name="P41"><text:span text:style-name="Source_20_Text"><text:span text:style-name="T1"># Your script's actions:</text:span></text:span></text:p>
      <text:p text:style-name="P42"><text:span text:style-name="Source_20_Text"><text:span text:style-name="T1">tail -f /tmp/my_lvm_script_20250816_143022.log</text:span></text:span></text:p>
      <text:p text:style-name="P42"/>
      <text:p text:style-name="P42"><text:span text:style-name="Source_20_Text"><text:span text:style-name="T1"># System-wide sudo activity:</text:span></text:span></text:p>
      <text:p text:style-name="P43"><text:span text:style-name="Source_20_Text"><text:span text:style-name="T1">sudo journalctl _COMM=sudo -f</text:span></text:span></text:p>
      <text:p text:style-name="Text_20_body">Perfect for building a library of robust, auditable scripts!</text:p>
      <text:p text:style-name="P1">o.0 i likey that i had a veify file and/or dir exists or doesnt depending and wanted to put in parsing of input commands as in ./foo.sh foobar1 foobar2</text:p>
      <text:p text:style-name="P44">Perfect! Let me add those features to the template. The file/directory validation and positional argument parsing are essential goodies:</text:p>
      <text:p text:style-name="Text_20_body">Perfect! Now your template has comprehensive file/directory validation and positional argument parsing. Here's what I added:</text:p>
      <text:h text:style-name="Heading_20_2" text:outline-level="2"><text:span text:style-name="Strong_20_Emphasis">🗂️ File/Directory Validation Functions:</text:span></text:h>
      <text:h text:style-name="Heading_20_3" text:outline-level="3"><text:span text:style-name="Strong_20_Emphasis">Basic Validators:</text:span></text:h>
      <text:list text:style-name="L50">
        <text:list-item>
          <text:p text:style-name="P110"><text:span text:style-name="Strong_20_Emphasis"><text:span text:style-name="Source_20_Text">validate_file_exists</text:span></text:span> - File must exist and be readable </text:p>
        </text:list-item>
        <text:list-item>
          <text:p text:style-name="P110"><text:span text:style-name="Strong_20_Emphasis"><text:span text:style-name="Source_20_Text">validate_file_not_exists</text:span></text:span> - File must NOT exist (for output files) </text:p>
        </text:list-item>
        <text:list-item>
          <text:p text:style-name="P110"><text:span text:style-name="Strong_20_Emphasis"><text:span text:style-name="Source_20_Text">validate_dir_exists</text:span></text:span> - Directory must exist and be accessible </text:p>
        </text:list-item>
        <text:list-item>
          <text:p text:style-name="P110"><text:span text:style-name="Strong_20_Emphasis"><text:span text:style-name="Source_20_Text">validate_dir_not_exists</text:span></text:span> - Directory must NOT exist </text:p>
        </text:list-item>
        <text:list-item>
          <text:p text:style-name="P111"><text:span text:style-name="Strong_20_Emphasis"><text:span text:style-name="Source_20_Text">ensure_dir_exists</text:span></text:span> - Create directory if missing </text:p>
        </text:list-item>
      </text:list>
      <text:h text:style-name="Heading_20_3" text:outline-level="3"><text:soft-page-break/><text:span text:style-name="Strong_20_Emphasis">Flexible Validator:</text:span></text:h>
      <text:list text:style-name="L51">
        <text:list-item>
          <text:p text:style-name="P112"><text:span text:style-name="Strong_20_Emphasis"><text:span text:style-name="Source_20_Text">validate_path</text:span></text:span> - Generic validator with options: </text:p>
        </text:list-item>
      </text:list>
      <text:list text:style-name="L52">
        <text:list-item>
          <text:p text:style-name="P113">bash</text:p>
          <text:p text:style-name="P114"><text:span text:style-name="Source_20_Text"><text:span text:style-name="T1">validate_path "/some/file" true "file" "Config file" <text:s text:c="4"/># Must exist as file</text:span></text:span></text:p>
          <text:p text:style-name="P115"><text:span text:style-name="Source_20_Text"><text:span text:style-name="T1">validate_path "/new/dir" false "dir" "Output directory" # Must NOT exist </text:span></text:span></text:p>
          <text:p text:style-name="P116"><text:span text:style-name="Source_20_Text"><text:span text:style-name="T1">validate_path "/any/path" true "any" "Some path" <text:s text:c="7"/># Just must exist</text:span></text:span></text:p>
        </text:list-item>
      </text:list>
      <text:h text:style-name="Heading_20_2" text:outline-level="2"><text:span text:style-name="Strong_20_Emphasis">⚙️ Positional Argument Parsing:</text:span></text:h>
      <text:h text:style-name="Heading_20_3" text:outline-level="3"><text:span text:style-name="Strong_20_Emphasis">Usage Examples:</text:span></text:h>
      <text:p text:style-name="Text_20_body">bash</text:p>
      <text:p text:style-name="P41"><text:span text:style-name="Source_20_Text"><text:span text:style-name="T1"># Your script with positional args:</text:span></text:span></text:p>
      <text:p text:style-name="P42"><text:span text:style-name="Source_20_Text"><text:span text:style-name="T1">./myscript.sh /dev/sda /mnt/backup --verbose</text:span></text:span></text:p>
      <text:p text:style-name="P42"><text:span text:style-name="Source_20_Text"><text:span text:style-name="T1">./myscript.sh input.txt output.txt --dry-run <text:s/></text:span></text:span></text:p>
      <text:p text:style-name="P43"><text:span text:style-name="Source_20_Text"><text:span text:style-name="T1">./myscript.sh file1 file2 file3 --force</text:span></text:span></text:p>
      <text:h text:style-name="Heading_20_3" text:outline-level="3"><text:span text:style-name="Strong_20_Emphasis">Built-in Validation:</text:span></text:h>
      <text:list text:style-name="L53">
        <text:list-item>
          <text:p text:style-name="P117"><text:span text:style-name="Strong_20_Emphasis"><text:span text:style-name="Source_20_Text">validate_arguments 2 5</text:span></text:span> - Requires 2-5 arguments </text:p>
        </text:list-item>
        <text:list-item>
          <text:p text:style-name="P117"><text:span text:style-name="Strong_20_Emphasis">Automatic assignment</text:span> to <text:span text:style-name="Source_20_Text">$ARG1</text:span>, <text:span text:style-name="Source_20_Text">$ARG2</text:span>, etc. </text:p>
        </text:list-item>
        <text:list-item>
          <text:p text:style-name="P118"><text:span text:style-name="Strong_20_Emphasis">Remaining args</text:span> stored in <text:span text:style-name="Source_20_Text">REMAINING_ARGS</text:span> array </text:p>
        </text:list-item>
      </text:list>
      <text:h text:style-name="Heading_20_2" text:outline-level="2"><text:span text:style-name="Strong_20_Emphasis">💡 Real-World Script Examples:</text:span></text:h>
      <text:h text:style-name="Heading_20_3" text:outline-level="3"><text:span text:style-name="Strong_20_Emphasis">File Processor Script:</text:span></text:h>
      <text:p text:style-name="Text_20_body">bash</text:p>
      <text:p text:style-name="P41"><text:span text:style-name="Source_20_Text"><text:span text:style-name="T1"># Customize for: ./process.sh input.txt output.txt</text:span></text:span></text:p>
      <text:p text:style-name="P42"><text:span text:style-name="Source_20_Text"><text:span text:style-name="T1">validate_arguments 2 2 <text:s/># Exactly 2 args</text:span></text:span></text:p>
      <text:p text:style-name="P42"><text:span text:style-name="Source_20_Text"><text:span text:style-name="T1">validate_file_exists "$ARG1" "Input file"</text:span></text:span></text:p>
      <text:p text:style-name="P43"><text:span text:style-name="Source_20_Text"><text:span text:style-name="T1">validate_file_not_exists "$ARG2" "Output file"</text:span></text:span></text:p>
      <text:h text:style-name="Heading_20_3" text:outline-level="3"><text:span text:style-name="Strong_20_Emphasis">Disk Management Script:</text:span></text:h>
      <text:p text:style-name="Text_20_body">bash</text:p>
      <text:p text:style-name="P41"><text:span text:style-name="Source_20_Text"><text:span text:style-name="T1"># Customize for: ./disksetup.sh /dev/sda /mnt/target</text:span></text:span></text:p>
      <text:p text:style-name="P42"><text:soft-page-break/><text:span text:style-name="Source_20_Text"><text:span text:style-name="T1">validate_arguments 2 2</text:span></text:span></text:p>
      <text:p text:style-name="P42"><text:span text:style-name="Source_20_Text"><text:span text:style-name="T1">validate_disk "$ARG1" "Target device"</text:span></text:span></text:p>
      <text:p text:style-name="P43"><text:span text:style-name="Source_20_Text"><text:span text:style-name="T1">validate_dir_exists "$ARG2" "Mount point"</text:span></text:span></text:p>
      <text:h text:style-name="Heading_20_3" text:outline-level="3"><text:span text:style-name="Strong_20_Emphasis">Backup Script:</text:span></text:h>
      <text:p text:style-name="Text_20_body">bash</text:p>
      <text:p text:style-name="P41"><text:span text:style-name="Source_20_Text"><text:span text:style-name="T1"># Customize for: ./backup.sh /source [/backup/dest] <text:s/></text:span></text:span></text:p>
      <text:p text:style-name="P42"><text:span text:style-name="Source_20_Text"><text:span text:style-name="T1">validate_arguments 1 2 <text:s/># 1-2 args</text:span></text:span></text:p>
      <text:p text:style-name="P42"><text:span text:style-name="Source_20_Text"><text:span text:style-name="T1">validate_dir_exists "$ARG1" "Source directory"</text:span></text:span></text:p>
      <text:p text:style-name="P42"><text:span text:style-name="Source_20_Text"><text:span text:style-name="T1">if [[ -n "${ARG2:-}" ]]; then</text:span></text:span></text:p>
      <text:p text:style-name="P42"><text:span text:style-name="Source_20_Text"><text:span text:style-name="T2"><text:s text:c="4"/></text:span></text:span><text:span text:style-name="Source_20_Text"><text:span text:style-name="T1">ensure_dir_exists "$ARG2" "Backup directory"</text:span></text:span></text:p>
      <text:p text:style-name="P43"><text:span text:style-name="Source_20_Text"><text:span text:style-name="T1">fi</text:span></text:span></text:p>
      <text:h text:style-name="Heading_20_2" text:outline-level="2"><text:span text:style-name="Strong_20_Emphasis">🚀 Your Workflow Now:</text:span></text:h>
      <text:list text:style-name="L54">
        <text:list-item>
          <text:p text:style-name="P119"><text:span text:style-name="Strong_20_Emphasis">Copy template</text:span>: <text:span text:style-name="Source_20_Text">cp script_template.sh my_new_script.sh</text:span> </text:p>
        </text:list-item>
        <text:list-item>
          <text:p text:style-name="P119"><text:span text:style-name="Strong_20_Emphasis">Edit the main() function</text:span> to customize <text:span text:style-name="Source_20_Text">validate_arguments</text:span> call </text:p>
        </text:list-item>
        <text:list-item>
          <text:p text:style-name="P119"><text:span text:style-name="Strong_20_Emphasis">Add your validation logic</text:span> using the pre-built functions </text:p>
        </text:list-item>
        <text:list-item>
          <text:p text:style-name="P119"><text:span text:style-name="Strong_20_Emphasis">Your script automatically handles</text:span>: </text:p>
          <text:list>
            <text:list-item>
              <text:p text:style-name="P119">Proper argument parsing and validation </text:p>
            </text:list-item>
            <text:list-item>
              <text:p text:style-name="P119">Comprehensive logging and audit trails </text:p>
            </text:list-item>
            <text:list-item>
              <text:p text:style-name="P119">File/directory checking with descriptive error messages </text:p>
            </text:list-item>
            <text:list-item>
              <text:p text:style-name="P120">All the other goodies (dry-run, force, verbose, etc.) </text:p>
            </text:list-item>
          </text:list>
        </text:list-item>
      </text:list>
      <text:p text:style-name="Text_20_body">The template now handles the most common scripting patterns - you just plug in your specific logic and validation requirements!</text:p>
      <text:p text:style-name="P1">Making Great Code with Anthropic's Claude!</text:p>
      <text:p text:style-name="P44">Haha, I love that! 🎉 You've just built yourself a seriously powerful scripting framework. That template is going to save you <text:span text:style-name="Emphasis">so much</text:span> time and make your scripts way more robust.</text:p>
      <text:h text:style-name="P56" text:outline-level="2">What we just created:</text:h>
      <text:list text:style-name="L55">
        <text:list-item>
          <text:p text:style-name="P121"><text:span text:style-name="Strong_20_Emphasis">Industrial-strength error handling</text:span> with proper exit codes </text:p>
        </text:list-item>
        <text:list-item>
          <text:p text:style-name="P121"><text:span text:style-name="Strong_20_Emphasis">Comprehensive logging</text:span> that would make a sysadmin weep with joy </text:p>
        </text:list-item>
        <text:list-item>
          <text:p text:style-name="P121"><text:span text:style-name="Strong_20_Emphasis">Flexible validation</text:span> for basically any file/directory scenario </text:p>
        </text:list-item>
        <text:list-item>
          <text:p text:style-name="P121"><text:span text:style-name="Strong_20_Emphasis">Professional argument parsing</text:span> that handles edge cases </text:p>
        </text:list-item>
        <text:list-item>
          <text:p text:style-name="P121"><text:span text:style-name="Strong_20_Emphasis">Audit trails</text:span> that satisfy compliance requirements </text:p>
        </text:list-item>
        <text:list-item>
          <text:p text:style-name="P121"><text:span text:style-name="Strong_20_Emphasis">Progress indicators</text:span> because nobody likes staring at blank terminals </text:p>
        </text:list-item>
        <text:list-item>
          <text:p text:style-name="P122"><text:soft-page-break/><text:span text:style-name="Strong_20_Emphasis">Dry-run capabilities</text:span> for safe testing </text:p>
        </text:list-item>
      </text:list>
      <text:h text:style-name="P56" text:outline-level="2">The real magic:</text:h>
      <text:p text:style-name="P55">You can now spin up production-quality scripts in minutes instead of hours. Need a backup script? Copy template, add rsync logic. Need a deployment script? Copy template, add your deploy steps. Need a system maintenance script? You get the idea!</text:p>
      <text:h text:style-name="P56" text:outline-level="2">Pro tip for your template library:</text:h>
      <text:p text:style-name="P55">Consider creating specialized versions:</text:p>
      <text:list text:style-name="L56">
        <text:list-item>
          <text:p text:style-name="P123"><text:span text:style-name="Source_20_Text">disk_template.sh</text:span> - Pre-loaded with LVM/partition utilities </text:p>
        </text:list-item>
        <text:list-item>
          <text:p text:style-name="P123"><text:span text:style-name="Source_20_Text">network_template.sh</text:span> - Pre-loaded with network validation functions </text:p>
        </text:list-item>
        <text:list-item>
          <text:p text:style-name="P124"><text:span text:style-name="Source_20_Text">service_template.sh</text:span> - Pre-loaded with systemd management functions </text:p>
        </text:list-item>
      </text:list>
      <text:p text:style-name="P55">Each one builds on the base template but adds domain-specific goodies.</text:p>
      <text:p text:style-name="P55"><text:span text:style-name="Strong_20_Emphasis">Claude + Human collaboration at its finest!</text:span> 🤖🤝👨‍💻</text:p>
      <text:p text:style-name="P55">You took a problematic LVM script, turned it into a learning opportunity, and ended up with a reusable framework that'll make all your future scripts better. That's some next-level problem-solving right there!</text:p>
      <text:p text:style-name="P55">Now go forth and create some beautifully robust bash scripts! 🚀</text:p>
      <text:p text:style-name="P1">o.0 excellent, per usage, specalize, want to get really funky, have a small init, script menu driven, choose 1- hardware 2 network for script it shoots you the right template, maybe asks for prompt input ands those already and drops you you favorite edit at eh spot to start coding or just paste what youve copied from a ai chat</text:p>
      <text:p text:style-name="P44">OH YES! 🔥 A meta-script that generates specialized templates on-the-fly! That's next-level automation right there. Let me build you a slick template generator:</text:p>
      <text:p text:style-name="P1">This conversation has reached its <text:a xlink:type="simple" xlink:href="https://support.anthropic.com/en/articles/8606394-how-large-is-the-context-window-on-paid-claude-plans" office:target-frame-name="_blank" xlink:show="new" text:style-name="Internet_20_link" text:visited-style-name="Visited_20_Internet_20_Link">maximum length</text:a>.</text:p>
      <text:p text:style-name="Text_20_body"/>
      <text:section text:style-name="Sect1" text:name="radix-_r_8e_">
        <text:p text:style-name="P1"/>
      </text:section>
      <text:p text:style-name="P125"><draw:frame draw:style-name="fr1" draw:name="Object1" text:anchor-type="as-char" svg:width="0.0161in" svg:height="0.0161in" draw:z-index="0"><draw:floating-frame/></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0T18:34:27.347878946</meta:creation-date>
    <dc:date>2025-08-20T18:35:19.595698501</dc:date>
    <meta:editing-duration>PT1M32S</meta:editing-duration>
    <meta:editing-cycles>1</meta:editing-cycles>
    <meta:document-statistic meta:table-count="0" meta:image-count="0" meta:object-count="2" meta:page-count="22" meta:paragraph-count="564" meta:word-count="5245" meta:character-count="31954" meta:non-whitespace-character-count="27169"/>
    <meta:generator>LibreOffice/25.2.3.2$Linux_X86_64 LibreOffice_project/520$Build-2</meta:generator>
  </office:meta>
</office:document-meta>
</file>